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552cm"/>
    </style:style>
    <style:style style:name="co2" style:family="table-column">
      <style:table-column-properties fo:break-before="auto" style:column-width="4.995cm"/>
    </style:style>
    <style:style style:name="co3" style:family="table-column">
      <style:table-column-properties fo:break-before="auto" style:column-width="3.949cm"/>
    </style:style>
    <style:style style:name="co4" style:family="table-column">
      <style:table-column-properties fo:break-before="auto" style:column-width="1.226cm"/>
    </style:style>
    <style:style style:name="co5" style:family="table-column">
      <style:table-column-properties fo:break-before="auto" style:column-width="3.697cm"/>
    </style:style>
    <style:style style:name="co6" style:family="table-column">
      <style:table-column-properties fo:break-before="auto" style:column-width="3.5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5.506cm"/>
    </style:style>
    <style:style style:name="co9" style:family="table-column">
      <style:table-column-properties fo:break-before="auto" style:column-width="4.687cm"/>
    </style:style>
    <style:style style:name="co10" style:family="table-column">
      <style:table-column-properties fo:break-before="auto" style:column-width="25.324cm"/>
    </style:style>
    <style:style style:name="co11" style:family="table-column">
      <style:table-column-properties fo:break-before="auto" style:column-width="27.007cm"/>
    </style:style>
    <style:style style:name="co12" style:family="table-column">
      <style:table-column-properties fo:break-before="auto" style:column-width="21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iologicaltaxa_faunal_label_concordance_en_r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innaean_normalized</text:p>
          </table:table-cell>
          <table:table-cell office:value-type="string" calcext:value-type="string">
            <text:p>ru_report_label</text:p>
          </table:table-cell>
          <table:table-cell office:value-type="string" calcext:value-type="string">
            <text:p>en_db_label</text:p>
          </table:table-cell>
          <table:table-cell office:value-type="string" calcext:value-type="string">
            <text:p>ark_id</text:p>
          </table:table-cell>
          <table:table-cell office:value-type="string" calcext:value-type="string">
            <text:p>ark_label</text:p>
          </table:table-cell>
          <table:table-cell office:value-type="string" calcext:value-type="string">
            <text:p>preferred_en_label</text:p>
          </table:table-cell>
        </table:table-row>
        <table:table-row table:style-name="ro1">
          <table:table-cell office:value-type="string" calcext:value-type="string">
            <text:p>Bos taurus</text:p>
          </table:table-cell>
          <table:table-cell office:value-type="string" calcext:value-type="string">
            <text:p>Бык домашний</text:p>
          </table:table-cell>
          <table:table-cell office:value-type="string" calcext:value-type="string">
            <text:p>Bos tauru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Domestic Cattle</text:p>
          </table:table-cell>
          <table:table-cell office:value-type="string" calcext:value-type="string">
            <text:p>Domestic cattle</text:p>
          </table:table-cell>
        </table:table-row>
        <table:table-row table:style-name="ro1">
          <table:table-cell office:value-type="string" calcext:value-type="string">
            <text:p>Ovis aries</text:p>
          </table:table-cell>
          <table:table-cell office:value-type="string" calcext:value-type="string">
            <text:p>Овца домашняя</text:p>
          </table:table-cell>
          <table:table-cell office:value-type="string" calcext:value-type="string">
            <text:p>Ovis arie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omestic Sheep</text:p>
          </table:table-cell>
          <table:table-cell office:value-type="string" calcext:value-type="string">
            <text:p>Domestic sheep</text:p>
          </table:table-cell>
        </table:table-row>
        <table:table-row table:style-name="ro1">
          <table:table-cell office:value-type="string" calcext:value-type="string">
            <text:p>Capra hircus</text:p>
          </table:table-cell>
          <table:table-cell office:value-type="string" calcext:value-type="string">
            <text:p>Коза домашняя</text:p>
          </table:table-cell>
          <table:table-cell office:value-type="string" calcext:value-type="string">
            <text:p>Capra hircu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Domestic Goat</text:p>
          </table:table-cell>
          <table:table-cell office:value-type="string" calcext:value-type="string">
            <text:p>Domestic goat</text:p>
          </table:table-cell>
        </table:table-row>
        <table:table-row table:style-name="ro1">
          <table:table-cell office:value-type="string" calcext:value-type="string">
            <text:p>Caprinae</text:p>
          </table:table-cell>
          <table:table-cell office:value-type="string" calcext:value-type="string">
            <text:p>Овца и коза</text:p>
          </table:table-cell>
          <table:table-cell office:value-type="string" calcext:value-type="string">
            <text:p>Ovis/Capra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Domestic Sheep/Goat</text:p>
          </table:table-cell>
          <table:table-cell office:value-type="string" calcext:value-type="string">
            <text:p>Domestic sheep/goat</text:p>
          </table:table-cell>
        </table:table-row>
        <table:table-row table:style-name="ro1">
          <table:table-cell office:value-type="string" calcext:value-type="string">
            <text:p>Sus domestica</text:p>
          </table:table-cell>
          <table:table-cell office:value-type="string" calcext:value-type="string">
            <text:p>Свинья домашняя</text:p>
          </table:table-cell>
          <table:table-cell office:value-type="string" calcext:value-type="string">
            <text:p>Sus domestica Gray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Domestic Pig</text:p>
          </table:table-cell>
          <table:table-cell office:value-type="string" calcext:value-type="string">
            <text:p>Domestic pig</text:p>
          </table:table-cell>
        </table:table-row>
        <table:table-row table:style-name="ro1">
          <table:table-cell office:value-type="string" calcext:value-type="string">
            <text:p>Equus caballus</text:p>
          </table:table-cell>
          <table:table-cell office:value-type="string" calcext:value-type="string">
            <text:p>Лошадь домашняя</text:p>
          </table:table-cell>
          <table:table-cell office:value-type="string" calcext:value-type="string">
            <text:p>Equus caballus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Horse</text:p>
          </table:table-cell>
        </table:table-row>
        <table:table-row table:style-name="ro1">
          <table:table-cell office:value-type="string" calcext:value-type="string">
            <text:p>Cervus elaphus</text:p>
          </table:table-cell>
          <table:table-cell office:value-type="string" calcext:value-type="string">
            <text:p>Олень благородный</text:p>
          </table:table-cell>
          <table:table-cell office:value-type="string" calcext:value-type="string">
            <text:p>Cervus elaphus L.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ed Deer</text:p>
          </table:table-cell>
          <table:table-cell office:value-type="string" calcext:value-type="string">
            <text:p>Red deer</text:p>
          </table:table-cell>
        </table:table-row>
        <table:table-row table:style-name="ro1">
          <table:table-cell office:value-type="string" calcext:value-type="string">
            <text:p>Canis lupus familiaris</text:p>
          </table:table-cell>
          <table:table-cell office:value-type="string" calcext:value-type="string">
            <text:p>Собака домашняя</text:p>
          </table:table-cell>
          <table:table-cell office:value-type="string" calcext:value-type="string">
            <text:p>Canis familiaris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string" calcext:value-type="string">
            <text:p>Dog</text:p>
          </table:table-cell>
        </table:table-row>
        <table:table-row table:style-name="ro1">
          <table:table-cell office:value-type="string" calcext:value-type="string">
            <text:p>Bos primigenius</text:p>
          </table:table-cell>
          <table:table-cell office:value-type="string" calcext:value-type="string">
            <text:p>Тур?</text:p>
          </table:table-cell>
          <table:table-cell office:value-type="string" calcext:value-type="string">
            <text:p>Aurochs?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Aurochs?</text:p>
          </table:table-cell>
        </table:table-row>
        <table:table-row table:style-name="ro1">
          <table:table-cell office:value-type="string" calcext:value-type="string">
            <text:p>Homo sapiens</text:p>
          </table:table-cell>
          <table:table-cell office:value-type="string" calcext:value-type="string">
            <text:p>Человек</text:p>
          </table:table-cell>
          <table:table-cell office:value-type="string" calcext:value-type="string">
            <text:p>Homo sapien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Mytilidae</text:p>
          </table:table-cell>
          <table:table-cell office:value-type="string" calcext:value-type="string">
            <text:p>Мидия</text:p>
          </table:table-cell>
          <table:table-cell office:value-type="string" calcext:value-type="string">
            <text:p>Mytilus sp.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ussels</text:p>
          </table:table-cell>
          <table:table-cell office:value-type="string" calcext:value-type="string">
            <text:p>Mussel</text:p>
          </table:table-cell>
        </table:table-row>
        <table:table-row table:style-name="ro1">
          <table:table-cell office:value-type="string" calcext:value-type="string">
            <text:p>Ostreidae</text:p>
          </table:table-cell>
          <table:table-cell office:value-type="string" calcext:value-type="string">
            <text:p>Устрица</text:p>
          </table:table-cell>
          <table:table-cell office:value-type="string" calcext:value-type="string">
            <text:p>Ostrea sp.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Oyster</text:p>
          </table:table-cell>
        </table:table-row>
        <table:table-row table:style-name="ro1">
          <table:table-cell office:value-type="string" calcext:value-type="string">
            <text:p>Pectinidae</text:p>
          </table:table-cell>
          <table:table-cell office:value-type="string" calcext:value-type="string">
            <text:p>Гребешок</text:p>
          </table:table-cell>
          <table:table-cell office:value-type="string" calcext:value-type="string">
            <text:p>Pecten spp.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>Scallop</text:p>
          </table:table-cell>
        </table:table-row>
        <table:table-row table:style-name="ro1">
          <table:table-cell office:value-type="string" calcext:value-type="string">
            <text:p>Aves</text:p>
          </table:table-cell>
          <table:table-cell office:value-type="string" calcext:value-type="string">
            <text:p>Птицы</text:p>
          </table:table-cell>
          <table:table-cell office:value-type="string" calcext:value-type="string">
            <text:p>Aves sp.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Pisces</text:p>
          </table:table-cell>
          <table:table-cell office:value-type="string" calcext:value-type="string">
            <text:p>Рыбы</text:p>
          </table:table-cell>
          <table:table-cell office:value-type="string" calcext:value-type="string">
            <text:p>Pisces sp.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Brachyura</text:p>
          </table:table-cell>
          <table:table-cell office:value-type="string" calcext:value-type="string">
            <text:p>Краб</text:p>
          </table:table-cell>
          <table:table-cell office:value-type="string" calcext:value-type="string">
            <text:p>Crab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>Crab</text:p>
          </table:table-cell>
        </table:table-row>
        <table:table-row table:style-name="ro1">
          <table:table-cell office:value-type="string" calcext:value-type="string">
            <text:p>Mammalia</text:p>
          </table:table-cell>
          <table:table-cell office:value-type="string" calcext:value-type="string">
            <text:p>Не определено</text:p>
          </table:table-cell>
          <table:table-cell office:value-type="string" calcext:value-type="string">
            <text:p>Unidentifiable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string" calcext:value-type="string">
            <text:p>Unidentifiable</text:p>
          </table:table-cell>
        </table:table-row>
        <table:table-row table:style-name="ro1">
          <table:table-cell office:value-type="string" calcext:value-type="string">
            <text:p>Lepus europaeus</text:p>
          </table:table-cell>
          <table:table-cell office:value-type="string" calcext:value-type="string">
            <text:p>Заяц русак</text:p>
          </table:table-cell>
          <table:table-cell office:value-type="string" calcext:value-type="string">
            <text:p>Lepus europaeus Palla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rown Hare</text:p>
          </table:table-cell>
          <table:table-cell office:value-type="string" calcext:value-type="string">
            <text:p>Brown hare</text:p>
          </table:table-cell>
        </table:table-row>
        <table:table-row table:style-name="ro1">
          <table:table-cell office:value-type="string" calcext:value-type="string">
            <text:p>Sus scrofa</text:p>
          </table:table-cell>
          <table:table-cell office:value-type="string" calcext:value-type="string">
            <text:p>Кабан</text:p>
          </table:table-cell>
          <table:table-cell office:value-type="string" calcext:value-type="string">
            <text:p>Sus scrofa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Wild Boar</text:p>
          </table:table-cell>
          <table:table-cell office:value-type="string" calcext:value-type="string">
            <text:p>Wild boar</text:p>
          </table:table-cell>
        </table:table-row>
        <table:table-row table:style-name="ro1">
          <table:table-cell office:value-type="string" calcext:value-type="string">
            <text:p>Delphinus</text:p>
          </table:table-cell>
          <table:table-cell office:value-type="string" calcext:value-type="string">
            <text:p>Дельфин (вид не установлен)</text:p>
          </table:table-cell>
          <table:table-cell office:value-type="string" calcext:value-type="string">
            <text:p>Delphinus sp.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Dolphin</text:p>
          </table:table-cell>
        </table:table-row>
        <table:table-row table:style-name="ro1">
          <table:table-cell office:value-type="string" calcext:value-type="string">
            <text:p>Acipenseridae</text:p>
          </table:table-cell>
          <table:table-cell office:value-type="string" calcext:value-type="string">
            <text:p>Осетр </text:p>
          </table:table-cell>
          <table:table-cell office:value-type="string" calcext:value-type="string">
            <text:p>Sturgeon-type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Sturgeon-type</text:p>
          </table:table-cell>
        </table:table-row>
        <table:table-row table:style-name="ro1">
          <table:table-cell office:value-type="string" calcext:value-type="string">
            <text:p>Cyprinidae</text:p>
          </table:table-cell>
          <table:table-cell office:value-type="string" calcext:value-type="string">
            <text:p>Карповые рыбы</text:p>
          </table:table-cell>
          <table:table-cell office:value-type="string" calcext:value-type="string">
            <text:p>Carp-like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string" calcext:value-type="string">
            <text:p>Cyprinoid</text:p>
          </table:table-cell>
        </table:table-row>
        <table:table-row table:style-name="ro1">
          <table:table-cell office:value-type="string" calcext:value-type="string">
            <text:p>Felis catus</text:p>
          </table:table-cell>
          <table:table-cell office:value-type="string" calcext:value-type="string">
            <text:p>Кот домашний</text:p>
          </table:table-cell>
          <table:table-cell office:value-type="string" calcext:value-type="string">
            <text:p>Felis domestic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Domestic Cat</text:p>
          </table:table-cell>
          <table:table-cell office:value-type="string" calcext:value-type="string">
            <text:p>Domestic cat</text:p>
          </table:table-cell>
        </table:table-row>
        <table:table-row table:style-name="ro1">
          <table:table-cell office:value-type="string" calcext:value-type="string">
            <text:p>Vulpes vulpes</text:p>
          </table:table-cell>
          <table:table-cell office:value-type="string" calcext:value-type="string">
            <text:p>Лисица обыкновенная</text:p>
          </table:table-cell>
          <table:table-cell office:value-type="string" calcext:value-type="string">
            <text:p>Vulpes vulpes L.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string" calcext:value-type="string">
            <text:p>Fox</text:p>
          </table:table-cell>
        </table:table-row>
        <table:table-row table:style-name="ro1">
          <table:table-cell office:value-type="string" calcext:value-type="string">
            <text:p>Rodentia</text:p>
          </table:table-cell>
          <table:table-cell office:value-type="string" calcext:value-type="string">
            <text:p>Грызун</text:p>
          </table:table-cell>
          <table:table-cell office:value-type="string" calcext:value-type="string">
            <text:p>Rodentia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Rodents</text:p>
          </table:table-cell>
          <table:table-cell office:value-type="string" calcext:value-type="string">
            <text:p>Rodent</text:p>
          </table:table-cell>
        </table:table-row>
        <table:table-row table:style-name="ro1">
          <table:table-cell office:value-type="string" calcext:value-type="string">
            <text:p>Meles meles</text:p>
          </table:table-cell>
          <table:table-cell office:value-type="string" calcext:value-type="string">
            <text:p>Барсук</text:p>
          </table:table-cell>
          <table:table-cell office:value-type="string" calcext:value-type="string">
            <text:p>Meles mele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Badger</text:p>
          </table:table-cell>
        </table:table-row>
        <table:table-row table:style-name="ro1">
          <table:table-cell office:value-type="string" calcext:value-type="string">
            <text:p>Capreolus capreolus</text:p>
          </table:table-cell>
          <table:table-cell office:value-type="string" calcext:value-type="string">
            <text:p>Косуля европейская</text:p>
          </table:table-cell>
          <table:table-cell office:value-type="string" calcext:value-type="string">
            <text:p>Capreolus capreolus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European Roe Deer</text:p>
          </table:table-cell>
        </table:table-row>
        <table:table-row table:style-name="ro1">
          <table:table-cell office:value-type="string" calcext:value-type="string">
            <text:p>Equus hemionus kulan</text:p>
          </table:table-cell>
          <table:table-cell office:value-type="string" calcext:value-type="string">
            <text:p>Кулан?</text:p>
          </table:table-cell>
          <table:table-cell office:value-type="string" calcext:value-type="string">
            <text:p>Koulan ?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Koulan ?</text:p>
          </table:table-cell>
          <table:table-cell office:value-type="string" calcext:value-type="string">
            <text:p>Kulan?</text:p>
          </table:table-cell>
        </table:table-row>
        <table:table-row table:style-name="ro1">
          <table:table-cell office:value-type="string" calcext:value-type="string">
            <text:p>Felis silvestris</text:p>
          </table:table-cell>
          <table:table-cell office:value-type="string" calcext:value-type="string">
            <text:p>Кот лесной</text:p>
          </table:table-cell>
          <table:table-cell office:value-type="string" calcext:value-type="string">
            <text:p>Felis silvestris Schreber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Forest cat</text:p>
          </table:table-cell>
          <table:table-cell office:value-type="string" calcext:value-type="string">
            <text:p>Wildcat</text:p>
          </table:table-cell>
        </table:table-row>
        <table:table-row table:style-name="ro1">
          <table:table-cell office:value-type="string" calcext:value-type="string">
            <text:p>Patellidae</text:p>
          </table:table-cell>
          <table:table-cell office:value-type="string" calcext:value-type="string">
            <text:p>Моллюска Limpet</text:p>
          </table:table-cell>
          <table:table-cell office:value-type="string" calcext:value-type="string">
            <text:p>Limpet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string" calcext:value-type="string">
            <text:p>Limpet</text:p>
          </table:table-cell>
        </table:table-row>
        <table:table-row table:style-name="ro1">
          <table:table-cell office:value-type="string" calcext:value-type="string">
            <text:p>Saiga tatarica</text:p>
          </table:table-cell>
          <table:table-cell office:value-type="string" calcext:value-type="string">
            <text:p>Сайга</text:p>
          </table:table-cell>
          <table:table-cell office:value-type="string" calcext:value-type="string">
            <text:p>Saiga tatarica Pallas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string" calcext:value-type="string">
            <text:p>Saiga</text:p>
          </table:table-cell>
        </table:table-row>
        <table:table-row table:style-name="ro1">
          <table:table-cell office:value-type="string" calcext:value-type="string">
            <text:p>Gallus gallus</text:p>
          </table:table-cell>
          <table:table-cell office:value-type="string" calcext:value-type="string">
            <text:p>Курица домашняя</text:p>
          </table:table-cell>
          <table:table-cell office:value-type="string" calcext:value-type="string">
            <text:p>Gallus domestica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Domestic chicken</text:p>
          </table:table-cell>
        </table:table-row>
        <table:table-row table:style-name="ro1">
          <table:table-cell office:value-type="string" calcext:value-type="string">
            <text:p>Mollusca</text:p>
          </table:table-cell>
          <table:table-cell office:value-type="string" calcext:value-type="string">
            <text:p>Другие моллюски</text:p>
          </table:table-cell>
          <table:table-cell office:value-type="string" calcext:value-type="string">
            <text:p>Mollusc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type of mollusc</text:p>
          </table:table-cell>
          <table:table-cell office:value-type="string" calcext:value-type="string">
            <text:p>Unspecified mollusc</text:p>
          </table:table-cell>
        </table:table-row>
        <table:table-row table:style-name="ro1">
          <table:table-cell office:value-type="string" calcext:value-type="string">
            <text:p>Littorinidae</text:p>
          </table:table-cell>
          <table:table-cell office:value-type="string" calcext:value-type="string">
            <text:p>Литторины</text:p>
          </table:table-cell>
          <table:table-cell office:value-type="string" calcext:value-type="string">
            <text:p>littoria littoria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periwinkle</text:p>
          </table:table-cell>
          <table:table-cell office:value-type="string" calcext:value-type="string">
            <text:p>Periwinkle</text:p>
          </table:table-cell>
        </table:table-row>
        <table:table-row table:style-name="ro1">
          <table:table-cell office:value-type="string" calcext:value-type="string">
            <text:p>Huso huso</text:p>
          </table:table-cell>
          <table:table-cell office:value-type="string" calcext:value-type="string">
            <text:p>Белуга</text:p>
          </table:table-cell>
          <table:table-cell office:value-type="string" calcext:value-type="string">
            <text:p>sturgeon beluga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eluga sturgeon</text:p>
          </table:table-cell>
          <table:table-cell office:value-type="string" calcext:value-type="string">
            <text:p>Beluga</text:p>
          </table:table-cell>
        </table:table-row>
        <table:table-row table:style-name="ro1">
          <table:table-cell office:value-type="string" calcext:value-type="string">
            <text:p>Cyprinus carpio</text:p>
          </table:table-cell>
          <table:table-cell office:value-type="string" calcext:value-type="string">
            <text:p>Сазан</text:p>
          </table:table-cell>
          <table:table-cell office:value-type="string" calcext:value-type="string">
            <text:p>Sazan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arp-like fish</text:p>
          </table:table-cell>
          <table:table-cell office:value-type="string" calcext:value-type="string">
            <text:p>Carp</text:p>
          </table:table-cell>
        </table:table-row>
        <table:table-row table:style-name="ro1">
          <table:table-cell office:value-type="string" calcext:value-type="string">
            <text:p>Serpentes</text:p>
          </table:table-cell>
          <table:table-cell office:value-type="string" calcext:value-type="string">
            <text:p>Змея</text:p>
          </table:table-cell>
          <table:table-cell office:value-type="string" calcext:value-type="string">
            <text:p>Snak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erpenta</text:p>
          </table:table-cell>
          <table:table-cell office:value-type="string" calcext:value-type="string">
            <text:p>Snake</text:p>
          </table:table-cell>
        </table:table-row>
        <table:table-row table:style-name="ro1">
          <table:table-cell office:value-type="string" calcext:value-type="string">
            <text:p>Phocoena phocoena</text:p>
          </table:table-cell>
          <table:table-cell office:value-type="string" calcext:value-type="string">
            <text:p>Морская свинья</text:p>
          </table:table-cell>
          <table:table-cell office:value-type="string" calcext:value-type="string">
            <text:p>Phocoena phocoena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porpoise</text:p>
          </table:table-cell>
          <table:table-cell office:value-type="string" calcext:value-type="string">
            <text:p>Harbor porpoise</text:p>
          </table:table-cell>
        </table:table-row>
        <table:table-row table:style-name="ro1">
          <table:table-cell office:value-type="string" calcext:value-type="string">
            <text:p>Testudines</text:p>
          </table:table-cell>
          <table:table-cell office:value-type="string" calcext:value-type="string">
            <text:p>Черепаха</text:p>
          </table:table-cell>
          <table:table-cell office:value-type="string" calcext:value-type="string">
            <text:p>turtle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Turtle</text:p>
          </table:table-cell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Куница</text:p>
          </table:table-cell>
          <table:table-cell office:value-type="string" calcext:value-type="string">
            <text:p>Martes sp.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arten</text:p>
          </table:table-cell>
          <table:table-cell office:value-type="string" calcext:value-type="string">
            <text:p>Marten</text:p>
          </table:table-cell>
        </table:table-row>
        <table:table-row table:style-name="ro1">
          <table:table-cell office:value-type="string" calcext:value-type="string">
            <text:p>Raja clavata</text:p>
          </table:table-cell>
          <table:table-cell office:value-type="string" calcext:value-type="string">
            <text:p>Морская лисица</text:p>
          </table:table-cell>
          <table:table-cell office:value-type="string" calcext:value-type="string">
            <text:p>Raja clavata L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roker</text:p>
          </table:table-cell>
          <table:table-cell office:value-type="string" calcext:value-type="string">
            <text:p>Thornback skate</text:p>
          </table:table-cell>
        </table:table-row>
        <table:table-row table:style-name="ro1">
          <table:table-cell office:value-type="string" calcext:value-type="string">
            <text:p>Vulpes corsac</text:p>
          </table:table-cell>
          <table:table-cell office:value-type="string" calcext:value-type="string">
            <text:p>Корсак</text:p>
          </table:table-cell>
          <table:table-cell office:value-type="string" calcext:value-type="string">
            <text:p>Vulpes corsac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orsac Fox</text:p>
          </table:table-cell>
          <table:table-cell office:value-type="string" calcext:value-type="string">
            <text:p>Corsac fox</text:p>
          </table:table-cell>
        </table:table-row>
        <table:table-row table:style-name="ro1">
          <table:table-cell office:value-type="string" calcext:value-type="string">
            <text:p>Equus asinus</text:p>
          </table:table-cell>
          <table:table-cell office:value-type="string" calcext:value-type="string">
            <text:p>Осел домашний</text:p>
          </table:table-cell>
          <table:table-cell office:value-type="string" calcext:value-type="string">
            <text:p>Asinus domesticu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Ass</text:p>
          </table:table-cell>
        </table:table-row>
        <table:table-row table:style-name="ro1">
          <table:table-cell office:value-type="string" calcext:value-type="string">
            <text:p>Equus asinus</text:p>
          </table:table-cell>
          <table:table-cell office:value-type="string" calcext:value-type="string">
            <text:p>Осел домашний</text:p>
          </table:table-cell>
          <table:table-cell office:value-type="string" calcext:value-type="string">
            <text:p>Equus asinus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Donkey</text:p>
          </table:table-cell>
        </table:table-row>
        <table:table-row table:style-name="ro1">
          <table:table-cell office:value-type="string" calcext:value-type="string">
            <text:p>Castor fiber</text:p>
          </table:table-cell>
          <table:table-cell office:value-type="string" calcext:value-type="string">
            <text:p>Бобр речной</text:p>
          </table:table-cell>
          <table:table-cell office:value-type="string" calcext:value-type="string">
            <text:p>European beaver</text:p>
          </table:table-cell>
          <table:table-cell table:number-columns-repeated="2"/>
          <table:table-cell office:value-type="string" calcext:value-type="string">
            <text:p>European beaver?</text:p>
          </table:table-cell>
        </table:table-row>
        <table:table-row table:style-name="ro1">
          <table:table-cell office:value-type="string" calcext:value-type="string">
            <text:p>Mustela putorius</text:p>
          </table:table-cell>
          <table:table-cell office:value-type="string" calcext:value-type="string">
            <text:p>Хорёк</text:p>
          </table:table-cell>
          <table:table-cell office:value-type="string" calcext:value-type="string">
            <text:p>European polecat</text:p>
          </table:table-cell>
          <table:table-cell table:number-columns-repeated="2"/>
          <table:table-cell office:value-type="string" calcext:value-type="string">
            <text:p>European polecat?</text:p>
          </table:table-cell>
        </table:table-row>
        <table:table-row table:style-name="ro1">
          <table:table-cell office:value-type="string" calcext:value-type="string">
            <text:p>Helix pomatia</text:p>
          </table:table-cell>
          <table:table-cell office:value-type="string" calcext:value-type="string">
            <text:p>Виноградная улитка</text:p>
          </table:table-cell>
          <table:table-cell office:value-type="string" calcext:value-type="string">
            <text:p>Helix</text:p>
          </table:table-cell>
          <table:table-cell table:number-columns-repeated="2"/>
          <table:table-cell office:value-type="string" calcext:value-type="string">
            <text:p>Vineyard snail</text:p>
          </table:table-cell>
        </table:table-row>
        <table:table-row table:style-name="ro1">
          <table:table-cell office:value-type="string" calcext:value-type="string">
            <text:p>Cardiidae</text:p>
          </table:table-cell>
          <table:table-cell office:value-type="string" calcext:value-type="string">
            <text:p>Сердцевидка</text:p>
          </table:table-cell>
          <table:table-cell office:value-type="string" calcext:value-type="string">
            <text:p>Cardium spp.</text:p>
          </table:table-cell>
          <table:table-cell table:number-columns-repeated="2"/>
          <table:table-cell office:value-type="string" calcext:value-type="string">
            <text:p>Cockle family</text:p>
          </table:table-cell>
        </table:table-row>
        <table:table-row table:style-name="ro1">
          <table:table-cell office:value-type="string" calcext:value-type="string">
            <text:p>Silurus glanis</text:p>
          </table:table-cell>
          <table:table-cell office:value-type="string" calcext:value-type="string">
            <text:p>Сом</text:p>
          </table:table-cell>
          <table:table-cell office:value-type="string" calcext:value-type="string">
            <text:p>Catfish</text:p>
          </table:table-cell>
          <table:table-cell table:number-columns-repeated="2"/>
          <table:table-cell office:value-type="string" calcext:value-type="string">
            <text:p>Catfish</text:p>
          </table:table-cell>
        </table:table-row>
        <table:table-row table:style-name="ro1">
          <table:table-cell office:value-type="string" calcext:value-type="string">
            <text:p>Esox</text:p>
          </table:table-cell>
          <table:table-cell office:value-type="string" calcext:value-type="string">
            <text:p>Щука</text:p>
          </table:table-cell>
          <table:table-cell office:value-type="string" calcext:value-type="string">
            <text:p>Pike</text:p>
          </table:table-cell>
          <table:table-cell table:number-columns-repeated="2"/>
          <table:table-cell office:value-type="string" calcext:value-type="string">
            <text:p>Pike</text:p>
          </table:table-cell>
        </table:table-row>
        <table:table-row table:style-name="ro1">
          <table:table-cell office:value-type="string" calcext:value-type="string">
            <text:p>Esox</text:p>
          </table:table-cell>
          <table:table-cell office:value-type="string" calcext:value-type="string">
            <text:p>Чёрная щука</text:p>
          </table:table-cell>
          <table:table-cell office:value-type="string" calcext:value-type="string">
            <text:p>Pickerel</text:p>
          </table:table-cell>
          <table:table-cell table:number-columns-repeated="2"/>
          <table:table-cell office:value-type="string" calcext:value-type="string">
            <text:p>Pickerel</text:p>
          </table:table-cell>
        </table:table-row>
        <table:table-row table:style-name="ro1">
          <table:table-cell office:value-type="string" calcext:value-type="string">
            <text:p>Sander lucioperca</text:p>
          </table:table-cell>
          <table:table-cell office:value-type="string" calcext:value-type="string">
            <text:p>Судак</text:p>
          </table:table-cell>
          <table:table-cell office:value-type="string" calcext:value-type="string">
            <text:p>Pike-perch</text:p>
          </table:table-cell>
          <table:table-cell table:number-columns-repeated="2"/>
          <table:table-cell office:value-type="string" calcext:value-type="string">
            <text:p>Pike-perch</text:p>
          </table:table-cell>
        </table:table-row>
        <table:table-row table:style-name="ro1">
          <table:table-cell office:value-type="string" calcext:value-type="string">
            <text:p>Rutilus frisii</text:p>
          </table:table-cell>
          <table:table-cell office:value-type="string" calcext:value-type="string">
            <text:p>Вырезуб</text:p>
          </table:table-cell>
          <table:table-cell office:value-type="string" calcext:value-type="string">
            <text:p>Rutilus frisii</text:p>
          </table:table-cell>
          <table:table-cell table:number-columns-repeated="2"/>
          <table:table-cell office:value-type="string" calcext:value-type="string">
            <text:p>Black Sea roach</text:p>
          </table:table-cell>
        </table:table-row>
        <table:table-row table:style-name="ro1">
          <table:table-cell office:value-type="string" calcext:value-type="string">
            <text:p>Acipenseridae</text:p>
          </table:table-cell>
          <table:table-cell office:value-type="string" calcext:value-type="string">
            <text:p>Осетр </text:p>
          </table:table-cell>
          <table:table-cell office:value-type="string" calcext:value-type="string">
            <text:p>Sturgeon</text:p>
          </table:table-cell>
          <table:table-cell table:number-columns-repeated="2"/>
          <table:table-cell office:value-type="string" calcext:value-type="string">
            <text:p>Sturgeon-type</text:p>
          </table:table-cell>
        </table:table-row>
        <table:table-row table:style-name="ro1">
          <table:table-cell office:value-type="string" calcext:value-type="string">
            <text:p>Neogastropoda</text:p>
          </table:table-cell>
          <table:table-cell office:value-type="string" calcext:value-type="string">
            <text:p>Моллюска Spirillus</text:p>
          </table:table-cell>
          <table:table-cell office:value-type="string" calcext:value-type="string">
            <text:p>Spirillus</text:p>
          </table:table-cell>
          <table:table-cell table:number-columns-repeated="2"/>
          <table:table-cell office:value-type="string" calcext:value-type="string">
            <text:p>Marine snail</text:p>
          </table:table-cell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sert into cor_tbl_alias (alias,aliastype,language,itemkey,itemvalue,cre_by,cre_on) values (“</text:p>
          </table:table-cell>
          <table:table-cell office:value-type="string" calcext:value-type="string">
            <text:p>“,1,”ru”,”cor_lut_attribute”,</text:p>
          </table:table-cell>
          <table:table-cell office:value-type="string" calcext:value-type="string">
            <text:p>,1,now());</text:p>
          </table:table-cell>
          <table:table-cell/>
        </table:table-row>
        <table:table-row table:style-name="ro1">
          <table:table-cell table:number-columns-repeated="3"/>
          <table:table-cell table:formula="of:=COM.MICROSOFT.CONCAT([.A$1];[$biologicaltaxa_faunal_label_concordance_en_ru.B3];[.B$1];[$biologicaltaxa_faunal_label_concordance_en_ru.D3];[.C$1])" office:value-type="string" office:string-value="insert into cor_tbl_alias (alias,aliastype,language,itemkey,itemvalue,cre_by,cre_on) values (“Овца домашняя“,1,”ru”,”cor_lut_attribute”,416,1,now());" calcext:value-type="string">
            <text:p>insert into cor_tbl_alias (alias,aliastype,language,itemkey,itemvalue,cre_by,cre_on) values (“Овца домашняя“,1,”ru”,”cor_lut_attribute”,416,1,now());</text:p>
          </table:table-cell>
        </table:table-row>
        <table:table-row table:style-name="ro1">
          <table:table-cell table:number-columns-repeated="3"/>
          <table:table-cell table:formula="of:=COM.MICROSOFT.CONCAT([.A$1];[$biologicaltaxa_faunal_label_concordance_en_ru.B4];[.B$1];[$biologicaltaxa_faunal_label_concordance_en_ru.D4];[.C$1])" office:value-type="string" office:string-value="insert into cor_tbl_alias (alias,aliastype,language,itemkey,itemvalue,cre_by,cre_on) values (“Коза домашняя“,1,”ru”,”cor_lut_attribute”,417,1,now());" calcext:value-type="string">
            <text:p>insert into cor_tbl_alias (alias,aliastype,language,itemkey,itemvalue,cre_by,cre_on) values (“Коза домашняя“,1,”ru”,”cor_lut_attribute”,417,1,now());</text:p>
          </table:table-cell>
        </table:table-row>
        <table:table-row table:style-name="ro1">
          <table:table-cell table:number-columns-repeated="3"/>
          <table:table-cell table:formula="of:=COM.MICROSOFT.CONCAT([.A$1];[$biologicaltaxa_faunal_label_concordance_en_ru.B5];[.B$1];[$biologicaltaxa_faunal_label_concordance_en_ru.D5];[.C$1])" office:value-type="string" office:string-value="insert into cor_tbl_alias (alias,aliastype,language,itemkey,itemvalue,cre_by,cre_on) values (“Овца и коза“,1,”ru”,”cor_lut_attribute”,418,1,now());" calcext:value-type="string">
            <text:p>insert into cor_tbl_alias (alias,aliastype,language,itemkey,itemvalue,cre_by,cre_on) values (“Овца и коза“,1,”ru”,”cor_lut_attribute”,418,1,now());</text:p>
          </table:table-cell>
        </table:table-row>
        <table:table-row table:style-name="ro1">
          <table:table-cell table:number-columns-repeated="3"/>
          <table:table-cell table:formula="of:=COM.MICROSOFT.CONCAT([.A$1];[$biologicaltaxa_faunal_label_concordance_en_ru.B6];[.B$1];[$biologicaltaxa_faunal_label_concordance_en_ru.D6];[.C$1])" office:value-type="string" office:string-value="insert into cor_tbl_alias (alias,aliastype,language,itemkey,itemvalue,cre_by,cre_on) values (“Свинья домашняя“,1,”ru”,”cor_lut_attribute”,419,1,now());" calcext:value-type="string">
            <text:p>insert into cor_tbl_alias (alias,aliastype,language,itemkey,itemvalue,cre_by,cre_on) values (“Свинья домашняя“,1,”ru”,”cor_lut_attribute”,419,1,now());</text:p>
          </table:table-cell>
        </table:table-row>
        <table:table-row table:style-name="ro1">
          <table:table-cell table:number-columns-repeated="3"/>
          <table:table-cell table:formula="of:=COM.MICROSOFT.CONCAT([.A$1];[$biologicaltaxa_faunal_label_concordance_en_ru.B7];[.B$1];[$biologicaltaxa_faunal_label_concordance_en_ru.D7];[.C$1])" office:value-type="string" office:string-value="insert into cor_tbl_alias (alias,aliastype,language,itemkey,itemvalue,cre_by,cre_on) values (“Лошадь домашняя“,1,”ru”,”cor_lut_attribute”,420,1,now());" calcext:value-type="string">
            <text:p>insert into cor_tbl_alias (alias,aliastype,language,itemkey,itemvalue,cre_by,cre_on) values (“Лошадь домашняя“,1,”ru”,”cor_lut_attribute”,420,1,now());</text:p>
          </table:table-cell>
        </table:table-row>
        <table:table-row table:style-name="ro1">
          <table:table-cell table:number-columns-repeated="3"/>
          <table:table-cell table:formula="of:=COM.MICROSOFT.CONCAT([.A$1];[$biologicaltaxa_faunal_label_concordance_en_ru.B8];[.B$1];[$biologicaltaxa_faunal_label_concordance_en_ru.D8];[.C$1])" office:value-type="string" office:string-value="insert into cor_tbl_alias (alias,aliastype,language,itemkey,itemvalue,cre_by,cre_on) values (“Олень благородный“,1,”ru”,”cor_lut_attribute”,421,1,now());" calcext:value-type="string">
            <text:p>insert into cor_tbl_alias (alias,aliastype,language,itemkey,itemvalue,cre_by,cre_on) values (“Олень благородный“,1,”ru”,”cor_lut_attribute”,421,1,now());</text:p>
          </table:table-cell>
        </table:table-row>
        <table:table-row table:style-name="ro1">
          <table:table-cell table:number-columns-repeated="3"/>
          <table:table-cell table:formula="of:=COM.MICROSOFT.CONCAT([.A$1];[$biologicaltaxa_faunal_label_concordance_en_ru.B9];[.B$1];[$biologicaltaxa_faunal_label_concordance_en_ru.D9];[.C$1])" office:value-type="string" office:string-value="insert into cor_tbl_alias (alias,aliastype,language,itemkey,itemvalue,cre_by,cre_on) values (“Собака домашняя“,1,”ru”,”cor_lut_attribute”,422,1,now());" calcext:value-type="string">
            <text:p>insert into cor_tbl_alias (alias,aliastype,language,itemkey,itemvalue,cre_by,cre_on) values (“Собака домашняя“,1,”ru”,”cor_lut_attribute”,422,1,now());</text:p>
          </table:table-cell>
        </table:table-row>
        <table:table-row table:style-name="ro1">
          <table:table-cell table:number-columns-repeated="3"/>
          <table:table-cell table:formula="of:=COM.MICROSOFT.CONCAT([.A$1];[$biologicaltaxa_faunal_label_concordance_en_ru.B10];[.B$1];[$biologicaltaxa_faunal_label_concordance_en_ru.D10];[.C$1])" office:value-type="string" office:string-value="insert into cor_tbl_alias (alias,aliastype,language,itemkey,itemvalue,cre_by,cre_on) values (“Тур?“,1,”ru”,”cor_lut_attribute”,423,1,now());" calcext:value-type="string">
            <text:p>insert into cor_tbl_alias (alias,aliastype,language,itemkey,itemvalue,cre_by,cre_on) values (“Тур?“,1,”ru”,”cor_lut_attribute”,423,1,now());</text:p>
          </table:table-cell>
        </table:table-row>
        <table:table-row table:style-name="ro1">
          <table:table-cell table:number-columns-repeated="3"/>
          <table:table-cell table:formula="of:=COM.MICROSOFT.CONCAT([.A$1];[$biologicaltaxa_faunal_label_concordance_en_ru.B11];[.B$1];[$biologicaltaxa_faunal_label_concordance_en_ru.D11];[.C$1])" office:value-type="string" office:string-value="insert into cor_tbl_alias (alias,aliastype,language,itemkey,itemvalue,cre_by,cre_on) values (“Человек“,1,”ru”,”cor_lut_attribute”,424,1,now());" calcext:value-type="string">
            <text:p>insert into cor_tbl_alias (alias,aliastype,language,itemkey,itemvalue,cre_by,cre_on) values (“Человек“,1,”ru”,”cor_lut_attribute”,424,1,now());</text:p>
          </table:table-cell>
        </table:table-row>
        <table:table-row table:style-name="ro1">
          <table:table-cell table:number-columns-repeated="3"/>
          <table:table-cell table:formula="of:=COM.MICROSOFT.CONCAT([.A$1];[$biologicaltaxa_faunal_label_concordance_en_ru.B12];[.B$1];[$biologicaltaxa_faunal_label_concordance_en_ru.D12];[.C$1])" office:value-type="string" office:string-value="insert into cor_tbl_alias (alias,aliastype,language,itemkey,itemvalue,cre_by,cre_on) values (“Мидия“,1,”ru”,”cor_lut_attribute”,425,1,now());" calcext:value-type="string">
            <text:p>insert into cor_tbl_alias (alias,aliastype,language,itemkey,itemvalue,cre_by,cre_on) values (“Мидия“,1,”ru”,”cor_lut_attribute”,425,1,now());</text:p>
          </table:table-cell>
        </table:table-row>
        <table:table-row table:style-name="ro1">
          <table:table-cell table:number-columns-repeated="3"/>
          <table:table-cell table:formula="of:=COM.MICROSOFT.CONCAT([.A$1];[$biologicaltaxa_faunal_label_concordance_en_ru.B13];[.B$1];[$biologicaltaxa_faunal_label_concordance_en_ru.D13];[.C$1])" office:value-type="string" office:string-value="insert into cor_tbl_alias (alias,aliastype,language,itemkey,itemvalue,cre_by,cre_on) values (“Устрица“,1,”ru”,”cor_lut_attribute”,426,1,now());" calcext:value-type="string">
            <text:p>insert into cor_tbl_alias (alias,aliastype,language,itemkey,itemvalue,cre_by,cre_on) values (“Устрица“,1,”ru”,”cor_lut_attribute”,426,1,now());</text:p>
          </table:table-cell>
        </table:table-row>
        <table:table-row table:style-name="ro1">
          <table:table-cell table:number-columns-repeated="3"/>
          <table:table-cell table:formula="of:=COM.MICROSOFT.CONCAT([.A$1];[$biologicaltaxa_faunal_label_concordance_en_ru.B14];[.B$1];[$biologicaltaxa_faunal_label_concordance_en_ru.D14];[.C$1])" office:value-type="string" office:string-value="insert into cor_tbl_alias (alias,aliastype,language,itemkey,itemvalue,cre_by,cre_on) values (“Гребешок“,1,”ru”,”cor_lut_attribute”,427,1,now());" calcext:value-type="string">
            <text:p>insert into cor_tbl_alias (alias,aliastype,language,itemkey,itemvalue,cre_by,cre_on) values (“Гребешок“,1,”ru”,”cor_lut_attribute”,427,1,now());</text:p>
          </table:table-cell>
        </table:table-row>
        <table:table-row table:style-name="ro1">
          <table:table-cell table:number-columns-repeated="3"/>
          <table:table-cell table:formula="of:=COM.MICROSOFT.CONCAT([.A$1];[$biologicaltaxa_faunal_label_concordance_en_ru.B15];[.B$1];[$biologicaltaxa_faunal_label_concordance_en_ru.D15];[.C$1])" office:value-type="string" office:string-value="insert into cor_tbl_alias (alias,aliastype,language,itemkey,itemvalue,cre_by,cre_on) values (“Птицы“,1,”ru”,”cor_lut_attribute”,428,1,now());" calcext:value-type="string">
            <text:p>insert into cor_tbl_alias (alias,aliastype,language,itemkey,itemvalue,cre_by,cre_on) values (“Птицы“,1,”ru”,”cor_lut_attribute”,428,1,now());</text:p>
          </table:table-cell>
        </table:table-row>
        <table:table-row table:style-name="ro1">
          <table:table-cell table:number-columns-repeated="3"/>
          <table:table-cell table:formula="of:=COM.MICROSOFT.CONCAT([.A$1];[$biologicaltaxa_faunal_label_concordance_en_ru.B16];[.B$1];[$biologicaltaxa_faunal_label_concordance_en_ru.D16];[.C$1])" office:value-type="string" office:string-value="insert into cor_tbl_alias (alias,aliastype,language,itemkey,itemvalue,cre_by,cre_on) values (“Рыбы“,1,”ru”,”cor_lut_attribute”,429,1,now());" calcext:value-type="string">
            <text:p>insert into cor_tbl_alias (alias,aliastype,language,itemkey,itemvalue,cre_by,cre_on) values (“Рыбы“,1,”ru”,”cor_lut_attribute”,429,1,now());</text:p>
          </table:table-cell>
        </table:table-row>
        <table:table-row table:style-name="ro1">
          <table:table-cell table:number-columns-repeated="3"/>
          <table:table-cell table:formula="of:=COM.MICROSOFT.CONCAT([.A$1];[$biologicaltaxa_faunal_label_concordance_en_ru.B17];[.B$1];[$biologicaltaxa_faunal_label_concordance_en_ru.D17];[.C$1])" office:value-type="string" office:string-value="insert into cor_tbl_alias (alias,aliastype,language,itemkey,itemvalue,cre_by,cre_on) values (“Краб“,1,”ru”,”cor_lut_attribute”,430,1,now());" calcext:value-type="string">
            <text:p>insert into cor_tbl_alias (alias,aliastype,language,itemkey,itemvalue,cre_by,cre_on) values (“Краб“,1,”ru”,”cor_lut_attribute”,430,1,now());</text:p>
          </table:table-cell>
        </table:table-row>
      </table:table>
      <table:table table:name="Sheet3" table:style-name="ta1">
        <table:table-column table:style-name="co10" table:default-cell-style-name="Default"/>
        <table:table-row table:style-name="ro1">
          <table:table-cell table:formula="of:=COM.MICROSOFT.CONCAT([Sheet2.A$1];[$biologicaltaxa_faunal_label_concordance_en_ru.B2];[Sheet2.B$1];[$biologicaltaxa_faunal_label_concordance_en_ru.D2];[Sheet2.C$1])" office:value-type="string" office:string-value="insert into cor_tbl_alias (alias,aliastype,language,itemkey,itemvalue,cre_by,cre_on) values (“Бык домашний“,1,”ru”,”cor_lut_attribute”,415,1,now());" calcext:value-type="string">
            <text:p>insert into cor_tbl_alias (alias,aliastype,language,itemkey,itemvalue,cre_by,cre_on) values (“Бык домашний“,1,”ru”,”cor_lut_attribute”,415,1,now());</text:p>
          </table:table-cell>
        </table:table-row>
        <table:table-row table:style-name="ro1">
          <table:table-cell table:formula="of:=COM.MICROSOFT.CONCAT([Sheet2.A$1];[$biologicaltaxa_faunal_label_concordance_en_ru.B3];[Sheet2.B$1];[$biologicaltaxa_faunal_label_concordance_en_ru.D3];[Sheet2.C$1])" office:value-type="string" office:string-value="insert into cor_tbl_alias (alias,aliastype,language,itemkey,itemvalue,cre_by,cre_on) values (“Овца домашняя“,1,”ru”,”cor_lut_attribute”,416,1,now());" calcext:value-type="string">
            <text:p>insert into cor_tbl_alias (alias,aliastype,language,itemkey,itemvalue,cre_by,cre_on) values (“Овца домашняя“,1,”ru”,”cor_lut_attribute”,416,1,now());</text:p>
          </table:table-cell>
        </table:table-row>
        <table:table-row table:style-name="ro1">
          <table:table-cell table:formula="of:=COM.MICROSOFT.CONCAT([Sheet2.A$1];[$biologicaltaxa_faunal_label_concordance_en_ru.B4];[Sheet2.B$1];[$biologicaltaxa_faunal_label_concordance_en_ru.D4];[Sheet2.C$1])" office:value-type="string" office:string-value="insert into cor_tbl_alias (alias,aliastype,language,itemkey,itemvalue,cre_by,cre_on) values (“Коза домашняя“,1,”ru”,”cor_lut_attribute”,417,1,now());" calcext:value-type="string">
            <text:p>insert into cor_tbl_alias (alias,aliastype,language,itemkey,itemvalue,cre_by,cre_on) values (“Коза домашняя“,1,”ru”,”cor_lut_attribute”,417,1,now());</text:p>
          </table:table-cell>
        </table:table-row>
        <table:table-row table:style-name="ro1">
          <table:table-cell table:formula="of:=COM.MICROSOFT.CONCAT([Sheet2.A$1];[$biologicaltaxa_faunal_label_concordance_en_ru.B5];[Sheet2.B$1];[$biologicaltaxa_faunal_label_concordance_en_ru.D5];[Sheet2.C$1])" office:value-type="string" office:string-value="insert into cor_tbl_alias (alias,aliastype,language,itemkey,itemvalue,cre_by,cre_on) values (“Овца и коза“,1,”ru”,”cor_lut_attribute”,418,1,now());" calcext:value-type="string">
            <text:p>insert into cor_tbl_alias (alias,aliastype,language,itemkey,itemvalue,cre_by,cre_on) values (“Овца и коза“,1,”ru”,”cor_lut_attribute”,418,1,now());</text:p>
          </table:table-cell>
        </table:table-row>
        <table:table-row table:style-name="ro1">
          <table:table-cell table:formula="of:=COM.MICROSOFT.CONCAT([Sheet2.A$1];[$biologicaltaxa_faunal_label_concordance_en_ru.B6];[Sheet2.B$1];[$biologicaltaxa_faunal_label_concordance_en_ru.D6];[Sheet2.C$1])" office:value-type="string" office:string-value="insert into cor_tbl_alias (alias,aliastype,language,itemkey,itemvalue,cre_by,cre_on) values (“Свинья домашняя“,1,”ru”,”cor_lut_attribute”,419,1,now());" calcext:value-type="string">
            <text:p>insert into cor_tbl_alias (alias,aliastype,language,itemkey,itemvalue,cre_by,cre_on) values (“Свинья домашняя“,1,”ru”,”cor_lut_attribute”,419,1,now());</text:p>
          </table:table-cell>
        </table:table-row>
        <table:table-row table:style-name="ro1">
          <table:table-cell table:formula="of:=COM.MICROSOFT.CONCAT([Sheet2.A$1];[$biologicaltaxa_faunal_label_concordance_en_ru.B7];[Sheet2.B$1];[$biologicaltaxa_faunal_label_concordance_en_ru.D7];[Sheet2.C$1])" office:value-type="string" office:string-value="insert into cor_tbl_alias (alias,aliastype,language,itemkey,itemvalue,cre_by,cre_on) values (“Лошадь домашняя“,1,”ru”,”cor_lut_attribute”,420,1,now());" calcext:value-type="string">
            <text:p>insert into cor_tbl_alias (alias,aliastype,language,itemkey,itemvalue,cre_by,cre_on) values (“Лошадь домашняя“,1,”ru”,”cor_lut_attribute”,420,1,now());</text:p>
          </table:table-cell>
        </table:table-row>
        <table:table-row table:style-name="ro1">
          <table:table-cell table:formula="of:=COM.MICROSOFT.CONCAT([Sheet2.A$1];[$biologicaltaxa_faunal_label_concordance_en_ru.B8];[Sheet2.B$1];[$biologicaltaxa_faunal_label_concordance_en_ru.D8];[Sheet2.C$1])" office:value-type="string" office:string-value="insert into cor_tbl_alias (alias,aliastype,language,itemkey,itemvalue,cre_by,cre_on) values (“Олень благородный“,1,”ru”,”cor_lut_attribute”,421,1,now());" calcext:value-type="string">
            <text:p>insert into cor_tbl_alias (alias,aliastype,language,itemkey,itemvalue,cre_by,cre_on) values (“Олень благородный“,1,”ru”,”cor_lut_attribute”,421,1,now());</text:p>
          </table:table-cell>
        </table:table-row>
        <table:table-row table:style-name="ro1">
          <table:table-cell table:formula="of:=COM.MICROSOFT.CONCAT([Sheet2.A$1];[$biologicaltaxa_faunal_label_concordance_en_ru.B9];[Sheet2.B$1];[$biologicaltaxa_faunal_label_concordance_en_ru.D9];[Sheet2.C$1])" office:value-type="string" office:string-value="insert into cor_tbl_alias (alias,aliastype,language,itemkey,itemvalue,cre_by,cre_on) values (“Собака домашняя“,1,”ru”,”cor_lut_attribute”,422,1,now());" calcext:value-type="string">
            <text:p>insert into cor_tbl_alias (alias,aliastype,language,itemkey,itemvalue,cre_by,cre_on) values (“Собака домашняя“,1,”ru”,”cor_lut_attribute”,422,1,now());</text:p>
          </table:table-cell>
        </table:table-row>
        <table:table-row table:style-name="ro1">
          <table:table-cell table:formula="of:=COM.MICROSOFT.CONCAT([Sheet2.A$1];[$biologicaltaxa_faunal_label_concordance_en_ru.B10];[Sheet2.B$1];[$biologicaltaxa_faunal_label_concordance_en_ru.D10];[Sheet2.C$1])" office:value-type="string" office:string-value="insert into cor_tbl_alias (alias,aliastype,language,itemkey,itemvalue,cre_by,cre_on) values (“Тур?“,1,”ru”,”cor_lut_attribute”,423,1,now());" calcext:value-type="string">
            <text:p>insert into cor_tbl_alias (alias,aliastype,language,itemkey,itemvalue,cre_by,cre_on) values (“Тур?“,1,”ru”,”cor_lut_attribute”,423,1,now());</text:p>
          </table:table-cell>
        </table:table-row>
        <table:table-row table:style-name="ro1">
          <table:table-cell table:formula="of:=COM.MICROSOFT.CONCAT([Sheet2.A$1];[$biologicaltaxa_faunal_label_concordance_en_ru.B11];[Sheet2.B$1];[$biologicaltaxa_faunal_label_concordance_en_ru.D11];[Sheet2.C$1])" office:value-type="string" office:string-value="insert into cor_tbl_alias (alias,aliastype,language,itemkey,itemvalue,cre_by,cre_on) values (“Человек“,1,”ru”,”cor_lut_attribute”,424,1,now());" calcext:value-type="string">
            <text:p>insert into cor_tbl_alias (alias,aliastype,language,itemkey,itemvalue,cre_by,cre_on) values (“Человек“,1,”ru”,”cor_lut_attribute”,424,1,now());</text:p>
          </table:table-cell>
        </table:table-row>
        <table:table-row table:style-name="ro1">
          <table:table-cell table:formula="of:=COM.MICROSOFT.CONCAT([Sheet2.A$1];[$biologicaltaxa_faunal_label_concordance_en_ru.B12];[Sheet2.B$1];[$biologicaltaxa_faunal_label_concordance_en_ru.D12];[Sheet2.C$1])" office:value-type="string" office:string-value="insert into cor_tbl_alias (alias,aliastype,language,itemkey,itemvalue,cre_by,cre_on) values (“Мидия“,1,”ru”,”cor_lut_attribute”,425,1,now());" calcext:value-type="string">
            <text:p>insert into cor_tbl_alias (alias,aliastype,language,itemkey,itemvalue,cre_by,cre_on) values (“Мидия“,1,”ru”,”cor_lut_attribute”,425,1,now());</text:p>
          </table:table-cell>
        </table:table-row>
        <table:table-row table:style-name="ro1">
          <table:table-cell table:formula="of:=COM.MICROSOFT.CONCAT([Sheet2.A$1];[$biologicaltaxa_faunal_label_concordance_en_ru.B13];[Sheet2.B$1];[$biologicaltaxa_faunal_label_concordance_en_ru.D13];[Sheet2.C$1])" office:value-type="string" office:string-value="insert into cor_tbl_alias (alias,aliastype,language,itemkey,itemvalue,cre_by,cre_on) values (“Устрица“,1,”ru”,”cor_lut_attribute”,426,1,now());" calcext:value-type="string">
            <text:p>insert into cor_tbl_alias (alias,aliastype,language,itemkey,itemvalue,cre_by,cre_on) values (“Устрица“,1,”ru”,”cor_lut_attribute”,426,1,now());</text:p>
          </table:table-cell>
        </table:table-row>
        <table:table-row table:style-name="ro1">
          <table:table-cell table:formula="of:=COM.MICROSOFT.CONCAT([Sheet2.A$1];[$biologicaltaxa_faunal_label_concordance_en_ru.B14];[Sheet2.B$1];[$biologicaltaxa_faunal_label_concordance_en_ru.D14];[Sheet2.C$1])" office:value-type="string" office:string-value="insert into cor_tbl_alias (alias,aliastype,language,itemkey,itemvalue,cre_by,cre_on) values (“Гребешок“,1,”ru”,”cor_lut_attribute”,427,1,now());" calcext:value-type="string">
            <text:p>insert into cor_tbl_alias (alias,aliastype,language,itemkey,itemvalue,cre_by,cre_on) values (“Гребешок“,1,”ru”,”cor_lut_attribute”,427,1,now());</text:p>
          </table:table-cell>
        </table:table-row>
        <table:table-row table:style-name="ro1">
          <table:table-cell table:formula="of:=COM.MICROSOFT.CONCAT([Sheet2.A$1];[$biologicaltaxa_faunal_label_concordance_en_ru.B15];[Sheet2.B$1];[$biologicaltaxa_faunal_label_concordance_en_ru.D15];[Sheet2.C$1])" office:value-type="string" office:string-value="insert into cor_tbl_alias (alias,aliastype,language,itemkey,itemvalue,cre_by,cre_on) values (“Птицы“,1,”ru”,”cor_lut_attribute”,428,1,now());" calcext:value-type="string">
            <text:p>insert into cor_tbl_alias (alias,aliastype,language,itemkey,itemvalue,cre_by,cre_on) values (“Птицы“,1,”ru”,”cor_lut_attribute”,428,1,now());</text:p>
          </table:table-cell>
        </table:table-row>
        <table:table-row table:style-name="ro1">
          <table:table-cell table:formula="of:=COM.MICROSOFT.CONCAT([Sheet2.A$1];[$biologicaltaxa_faunal_label_concordance_en_ru.B16];[Sheet2.B$1];[$biologicaltaxa_faunal_label_concordance_en_ru.D16];[Sheet2.C$1])" office:value-type="string" office:string-value="insert into cor_tbl_alias (alias,aliastype,language,itemkey,itemvalue,cre_by,cre_on) values (“Рыбы“,1,”ru”,”cor_lut_attribute”,429,1,now());" calcext:value-type="string">
            <text:p>insert into cor_tbl_alias (alias,aliastype,language,itemkey,itemvalue,cre_by,cre_on) values (“Рыбы“,1,”ru”,”cor_lut_attribute”,429,1,now());</text:p>
          </table:table-cell>
        </table:table-row>
        <table:table-row table:style-name="ro1">
          <table:table-cell table:formula="of:=COM.MICROSOFT.CONCAT([Sheet2.A$1];[$biologicaltaxa_faunal_label_concordance_en_ru.B17];[Sheet2.B$1];[$biologicaltaxa_faunal_label_concordance_en_ru.D17];[Sheet2.C$1])" office:value-type="string" office:string-value="insert into cor_tbl_alias (alias,aliastype,language,itemkey,itemvalue,cre_by,cre_on) values (“Краб“,1,”ru”,”cor_lut_attribute”,430,1,now());" calcext:value-type="string">
            <text:p>insert into cor_tbl_alias (alias,aliastype,language,itemkey,itemvalue,cre_by,cre_on) values (“Краб“,1,”ru”,”cor_lut_attribute”,430,1,now());</text:p>
          </table:table-cell>
        </table:table-row>
        <table:table-row table:style-name="ro1">
          <table:table-cell table:formula="of:=COM.MICROSOFT.CONCAT([Sheet2.A$1];[$biologicaltaxa_faunal_label_concordance_en_ru.B18];[Sheet2.B$1];[$biologicaltaxa_faunal_label_concordance_en_ru.D18];[Sheet2.C$1])" office:value-type="string" office:string-value="insert into cor_tbl_alias (alias,aliastype,language,itemkey,itemvalue,cre_by,cre_on) values (“Не определено“,1,”ru”,”cor_lut_attribute”,431,1,now());" calcext:value-type="string">
            <text:p>insert into cor_tbl_alias (alias,aliastype,language,itemkey,itemvalue,cre_by,cre_on) values (“Не определено“,1,”ru”,”cor_lut_attribute”,431,1,now());</text:p>
          </table:table-cell>
        </table:table-row>
        <table:table-row table:style-name="ro1">
          <table:table-cell table:formula="of:=COM.MICROSOFT.CONCAT([Sheet2.A$1];[$biologicaltaxa_faunal_label_concordance_en_ru.B19];[Sheet2.B$1];[$biologicaltaxa_faunal_label_concordance_en_ru.D19];[Sheet2.C$1])" office:value-type="string" office:string-value="insert into cor_tbl_alias (alias,aliastype,language,itemkey,itemvalue,cre_by,cre_on) values (“Заяц русак“,1,”ru”,”cor_lut_attribute”,432,1,now());" calcext:value-type="string">
            <text:p>insert into cor_tbl_alias (alias,aliastype,language,itemkey,itemvalue,cre_by,cre_on) values (“Заяц русак“,1,”ru”,”cor_lut_attribute”,432,1,now());</text:p>
          </table:table-cell>
        </table:table-row>
        <table:table-row table:style-name="ro1">
          <table:table-cell table:formula="of:=COM.MICROSOFT.CONCAT([Sheet2.A$1];[$biologicaltaxa_faunal_label_concordance_en_ru.B20];[Sheet2.B$1];[$biologicaltaxa_faunal_label_concordance_en_ru.D20];[Sheet2.C$1])" office:value-type="string" office:string-value="insert into cor_tbl_alias (alias,aliastype,language,itemkey,itemvalue,cre_by,cre_on) values (“Кабан“,1,”ru”,”cor_lut_attribute”,433,1,now());" calcext:value-type="string">
            <text:p>insert into cor_tbl_alias (alias,aliastype,language,itemkey,itemvalue,cre_by,cre_on) values (“Кабан“,1,”ru”,”cor_lut_attribute”,433,1,now());</text:p>
          </table:table-cell>
        </table:table-row>
        <table:table-row table:style-name="ro1">
          <table:table-cell table:formula="of:=COM.MICROSOFT.CONCAT([Sheet2.A$1];[$biologicaltaxa_faunal_label_concordance_en_ru.B21];[Sheet2.B$1];[$biologicaltaxa_faunal_label_concordance_en_ru.D21];[Sheet2.C$1])" office:value-type="string" office:string-value="insert into cor_tbl_alias (alias,aliastype,language,itemkey,itemvalue,cre_by,cre_on) values (“Дельфин (вид не установлен)“,1,”ru”,”cor_lut_attribute”,434,1,now());" calcext:value-type="string">
            <text:p>insert into cor_tbl_alias (alias,aliastype,language,itemkey,itemvalue,cre_by,cre_on) values (“Дельфин (вид не установлен)“,1,”ru”,”cor_lut_attribute”,434,1,now());</text:p>
          </table:table-cell>
        </table:table-row>
        <table:table-row table:style-name="ro1">
          <table:table-cell table:formula="of:=COM.MICROSOFT.CONCAT([Sheet2.A$1];[$biologicaltaxa_faunal_label_concordance_en_ru.B22];[Sheet2.B$1];[$biologicaltaxa_faunal_label_concordance_en_ru.D22];[Sheet2.C$1])" office:value-type="string" office:string-value="insert into cor_tbl_alias (alias,aliastype,language,itemkey,itemvalue,cre_by,cre_on) values (“Осетр “,1,”ru”,”cor_lut_attribute”,435,1,now());" calcext:value-type="string">
            <text:p>insert into cor_tbl_alias (alias,aliastype,language,itemkey,itemvalue,cre_by,cre_on) values (“Осетр “,1,”ru”,”cor_lut_attribute”,435,1,now());</text:p>
          </table:table-cell>
        </table:table-row>
        <table:table-row table:style-name="ro1">
          <table:table-cell table:formula="of:=COM.MICROSOFT.CONCAT([Sheet2.A$1];[$biologicaltaxa_faunal_label_concordance_en_ru.B23];[Sheet2.B$1];[$biologicaltaxa_faunal_label_concordance_en_ru.D23];[Sheet2.C$1])" office:value-type="string" office:string-value="insert into cor_tbl_alias (alias,aliastype,language,itemkey,itemvalue,cre_by,cre_on) values (“Карповые рыбы“,1,”ru”,”cor_lut_attribute”,436,1,now());" calcext:value-type="string">
            <text:p>insert into cor_tbl_alias (alias,aliastype,language,itemkey,itemvalue,cre_by,cre_on) values (“Карповые рыбы“,1,”ru”,”cor_lut_attribute”,436,1,now());</text:p>
          </table:table-cell>
        </table:table-row>
        <table:table-row table:style-name="ro1">
          <table:table-cell table:formula="of:=COM.MICROSOFT.CONCAT([Sheet2.A$1];[$biologicaltaxa_faunal_label_concordance_en_ru.B24];[Sheet2.B$1];[$biologicaltaxa_faunal_label_concordance_en_ru.D24];[Sheet2.C$1])" office:value-type="string" office:string-value="insert into cor_tbl_alias (alias,aliastype,language,itemkey,itemvalue,cre_by,cre_on) values (“Кот домашний“,1,”ru”,”cor_lut_attribute”,437,1,now());" calcext:value-type="string">
            <text:p>insert into cor_tbl_alias (alias,aliastype,language,itemkey,itemvalue,cre_by,cre_on) values (“Кот домашний“,1,”ru”,”cor_lut_attribute”,437,1,now());</text:p>
          </table:table-cell>
        </table:table-row>
        <table:table-row table:style-name="ro1">
          <table:table-cell table:formula="of:=COM.MICROSOFT.CONCAT([Sheet2.A$1];[$biologicaltaxa_faunal_label_concordance_en_ru.B25];[Sheet2.B$1];[$biologicaltaxa_faunal_label_concordance_en_ru.D25];[Sheet2.C$1])" office:value-type="string" office:string-value="insert into cor_tbl_alias (alias,aliastype,language,itemkey,itemvalue,cre_by,cre_on) values (“Лисица обыкновенная“,1,”ru”,”cor_lut_attribute”,438,1,now());" calcext:value-type="string">
            <text:p>insert into cor_tbl_alias (alias,aliastype,language,itemkey,itemvalue,cre_by,cre_on) values (“Лисица обыкновенная“,1,”ru”,”cor_lut_attribute”,438,1,now());</text:p>
          </table:table-cell>
        </table:table-row>
        <table:table-row table:style-name="ro1">
          <table:table-cell table:formula="of:=COM.MICROSOFT.CONCAT([Sheet2.A$1];[$biologicaltaxa_faunal_label_concordance_en_ru.B26];[Sheet2.B$1];[$biologicaltaxa_faunal_label_concordance_en_ru.D26];[Sheet2.C$1])" office:value-type="string" office:string-value="insert into cor_tbl_alias (alias,aliastype,language,itemkey,itemvalue,cre_by,cre_on) values (“Грызун“,1,”ru”,”cor_lut_attribute”,439,1,now());" calcext:value-type="string">
            <text:p>insert into cor_tbl_alias (alias,aliastype,language,itemkey,itemvalue,cre_by,cre_on) values (“Грызун“,1,”ru”,”cor_lut_attribute”,439,1,now());</text:p>
          </table:table-cell>
        </table:table-row>
        <table:table-row table:style-name="ro1">
          <table:table-cell table:formula="of:=COM.MICROSOFT.CONCAT([Sheet2.A$1];[$biologicaltaxa_faunal_label_concordance_en_ru.B27];[Sheet2.B$1];[$biologicaltaxa_faunal_label_concordance_en_ru.D27];[Sheet2.C$1])" office:value-type="string" office:string-value="insert into cor_tbl_alias (alias,aliastype,language,itemkey,itemvalue,cre_by,cre_on) values (“Барсук“,1,”ru”,”cor_lut_attribute”,440,1,now());" calcext:value-type="string">
            <text:p>insert into cor_tbl_alias (alias,aliastype,language,itemkey,itemvalue,cre_by,cre_on) values (“Барсук“,1,”ru”,”cor_lut_attribute”,440,1,now());</text:p>
          </table:table-cell>
        </table:table-row>
        <table:table-row table:style-name="ro1">
          <table:table-cell table:formula="of:=COM.MICROSOFT.CONCAT([Sheet2.A$1];[$biologicaltaxa_faunal_label_concordance_en_ru.B28];[Sheet2.B$1];[$biologicaltaxa_faunal_label_concordance_en_ru.D28];[Sheet2.C$1])" office:value-type="string" office:string-value="insert into cor_tbl_alias (alias,aliastype,language,itemkey,itemvalue,cre_by,cre_on) values (“Косуля европейская“,1,”ru”,”cor_lut_attribute”,441,1,now());" calcext:value-type="string">
            <text:p>insert into cor_tbl_alias (alias,aliastype,language,itemkey,itemvalue,cre_by,cre_on) values (“Косуля европейская“,1,”ru”,”cor_lut_attribute”,441,1,now());</text:p>
          </table:table-cell>
        </table:table-row>
        <table:table-row table:style-name="ro1">
          <table:table-cell table:formula="of:=COM.MICROSOFT.CONCAT([Sheet2.A$1];[$biologicaltaxa_faunal_label_concordance_en_ru.B29];[Sheet2.B$1];[$biologicaltaxa_faunal_label_concordance_en_ru.D29];[Sheet2.C$1])" office:value-type="string" office:string-value="insert into cor_tbl_alias (alias,aliastype,language,itemkey,itemvalue,cre_by,cre_on) values (“Кулан?“,1,”ru”,”cor_lut_attribute”,442,1,now());" calcext:value-type="string">
            <text:p>insert into cor_tbl_alias (alias,aliastype,language,itemkey,itemvalue,cre_by,cre_on) values (“Кулан?“,1,”ru”,”cor_lut_attribute”,442,1,now());</text:p>
          </table:table-cell>
        </table:table-row>
        <table:table-row table:style-name="ro1">
          <table:table-cell table:formula="of:=COM.MICROSOFT.CONCAT([Sheet2.A$1];[$biologicaltaxa_faunal_label_concordance_en_ru.B30];[Sheet2.B$1];[$biologicaltaxa_faunal_label_concordance_en_ru.D30];[Sheet2.C$1])" office:value-type="string" office:string-value="insert into cor_tbl_alias (alias,aliastype,language,itemkey,itemvalue,cre_by,cre_on) values (“Кот лесной“,1,”ru”,”cor_lut_attribute”,443,1,now());" calcext:value-type="string">
            <text:p>insert into cor_tbl_alias (alias,aliastype,language,itemkey,itemvalue,cre_by,cre_on) values (“Кот лесной“,1,”ru”,”cor_lut_attribute”,443,1,now());</text:p>
          </table:table-cell>
        </table:table-row>
        <table:table-row table:style-name="ro1">
          <table:table-cell table:formula="of:=COM.MICROSOFT.CONCAT([Sheet2.A$1];[$biologicaltaxa_faunal_label_concordance_en_ru.B31];[Sheet2.B$1];[$biologicaltaxa_faunal_label_concordance_en_ru.D31];[Sheet2.C$1])" office:value-type="string" office:string-value="insert into cor_tbl_alias (alias,aliastype,language,itemkey,itemvalue,cre_by,cre_on) values (“Моллюска Limpet“,1,”ru”,”cor_lut_attribute”,444,1,now());" calcext:value-type="string">
            <text:p>insert into cor_tbl_alias (alias,aliastype,language,itemkey,itemvalue,cre_by,cre_on) values (“Моллюска Limpet“,1,”ru”,”cor_lut_attribute”,444,1,now());</text:p>
          </table:table-cell>
        </table:table-row>
        <table:table-row table:style-name="ro1">
          <table:table-cell table:formula="of:=COM.MICROSOFT.CONCAT([Sheet2.A$1];[$biologicaltaxa_faunal_label_concordance_en_ru.B32];[Sheet2.B$1];[$biologicaltaxa_faunal_label_concordance_en_ru.D32];[Sheet2.C$1])" office:value-type="string" office:string-value="insert into cor_tbl_alias (alias,aliastype,language,itemkey,itemvalue,cre_by,cre_on) values (“Сайга“,1,”ru”,”cor_lut_attribute”,445,1,now());" calcext:value-type="string">
            <text:p>insert into cor_tbl_alias (alias,aliastype,language,itemkey,itemvalue,cre_by,cre_on) values (“Сайга“,1,”ru”,”cor_lut_attribute”,445,1,now());</text:p>
          </table:table-cell>
        </table:table-row>
        <table:table-row table:style-name="ro1">
          <table:table-cell table:formula="of:=COM.MICROSOFT.CONCAT([Sheet2.A$1];[$biologicaltaxa_faunal_label_concordance_en_ru.B33];[Sheet2.B$1];[$biologicaltaxa_faunal_label_concordance_en_ru.D33];[Sheet2.C$1])" office:value-type="string" office:string-value="insert into cor_tbl_alias (alias,aliastype,language,itemkey,itemvalue,cre_by,cre_on) values (“Курица домашняя“,1,”ru”,”cor_lut_attribute”,446,1,now());" calcext:value-type="string">
            <text:p>insert into cor_tbl_alias (alias,aliastype,language,itemkey,itemvalue,cre_by,cre_on) values (“Курица домашняя“,1,”ru”,”cor_lut_attribute”,446,1,now());</text:p>
          </table:table-cell>
        </table:table-row>
        <table:table-row table:style-name="ro1">
          <table:table-cell table:formula="of:=COM.MICROSOFT.CONCAT([Sheet2.A$1];[$biologicaltaxa_faunal_label_concordance_en_ru.B34];[Sheet2.B$1];[$biologicaltaxa_faunal_label_concordance_en_ru.D34];[Sheet2.C$1])" office:value-type="string" office:string-value="insert into cor_tbl_alias (alias,aliastype,language,itemkey,itemvalue,cre_by,cre_on) values (“Другие моллюски“,1,”ru”,”cor_lut_attribute”,447,1,now());" calcext:value-type="string">
            <text:p>insert into cor_tbl_alias (alias,aliastype,language,itemkey,itemvalue,cre_by,cre_on) values (“Другие моллюски“,1,”ru”,”cor_lut_attribute”,447,1,now());</text:p>
          </table:table-cell>
        </table:table-row>
        <table:table-row table:style-name="ro1">
          <table:table-cell table:formula="of:=COM.MICROSOFT.CONCAT([Sheet2.A$1];[$biologicaltaxa_faunal_label_concordance_en_ru.B35];[Sheet2.B$1];[$biologicaltaxa_faunal_label_concordance_en_ru.D35];[Sheet2.C$1])" office:value-type="string" office:string-value="insert into cor_tbl_alias (alias,aliastype,language,itemkey,itemvalue,cre_by,cre_on) values (“Литторины“,1,”ru”,”cor_lut_attribute”,448,1,now());" calcext:value-type="string">
            <text:p>insert into cor_tbl_alias (alias,aliastype,language,itemkey,itemvalue,cre_by,cre_on) values (“Литторины“,1,”ru”,”cor_lut_attribute”,448,1,now());</text:p>
          </table:table-cell>
        </table:table-row>
        <table:table-row table:style-name="ro1">
          <table:table-cell table:formula="of:=COM.MICROSOFT.CONCAT([Sheet2.A$1];[$biologicaltaxa_faunal_label_concordance_en_ru.B36];[Sheet2.B$1];[$biologicaltaxa_faunal_label_concordance_en_ru.D36];[Sheet2.C$1])" office:value-type="string" office:string-value="insert into cor_tbl_alias (alias,aliastype,language,itemkey,itemvalue,cre_by,cre_on) values (“Белуга“,1,”ru”,”cor_lut_attribute”,449,1,now());" calcext:value-type="string">
            <text:p>insert into cor_tbl_alias (alias,aliastype,language,itemkey,itemvalue,cre_by,cre_on) values (“Белуга“,1,”ru”,”cor_lut_attribute”,449,1,now());</text:p>
          </table:table-cell>
        </table:table-row>
        <table:table-row table:style-name="ro1">
          <table:table-cell table:formula="of:=COM.MICROSOFT.CONCAT([Sheet2.A$1];[$biologicaltaxa_faunal_label_concordance_en_ru.B37];[Sheet2.B$1];[$biologicaltaxa_faunal_label_concordance_en_ru.D37];[Sheet2.C$1])" office:value-type="string" office:string-value="insert into cor_tbl_alias (alias,aliastype,language,itemkey,itemvalue,cre_by,cre_on) values (“Сазан“,1,”ru”,”cor_lut_attribute”,450,1,now());" calcext:value-type="string">
            <text:p>insert into cor_tbl_alias (alias,aliastype,language,itemkey,itemvalue,cre_by,cre_on) values (“Сазан“,1,”ru”,”cor_lut_attribute”,450,1,now());</text:p>
          </table:table-cell>
        </table:table-row>
        <table:table-row table:style-name="ro1">
          <table:table-cell table:formula="of:=COM.MICROSOFT.CONCAT([Sheet2.A$1];[$biologicaltaxa_faunal_label_concordance_en_ru.B38];[Sheet2.B$1];[$biologicaltaxa_faunal_label_concordance_en_ru.D38];[Sheet2.C$1])" office:value-type="string" office:string-value="insert into cor_tbl_alias (alias,aliastype,language,itemkey,itemvalue,cre_by,cre_on) values (“Змея“,1,”ru”,”cor_lut_attribute”,451,1,now());" calcext:value-type="string">
            <text:p>insert into cor_tbl_alias (alias,aliastype,language,itemkey,itemvalue,cre_by,cre_on) values (“Змея“,1,”ru”,”cor_lut_attribute”,451,1,now());</text:p>
          </table:table-cell>
        </table:table-row>
        <table:table-row table:style-name="ro1">
          <table:table-cell table:formula="of:=COM.MICROSOFT.CONCAT([Sheet2.A$1];[$biologicaltaxa_faunal_label_concordance_en_ru.B39];[Sheet2.B$1];[$biologicaltaxa_faunal_label_concordance_en_ru.D39];[Sheet2.C$1])" office:value-type="string" office:string-value="insert into cor_tbl_alias (alias,aliastype,language,itemkey,itemvalue,cre_by,cre_on) values (“Морская свинья“,1,”ru”,”cor_lut_attribute”,452,1,now());" calcext:value-type="string">
            <text:p>insert into cor_tbl_alias (alias,aliastype,language,itemkey,itemvalue,cre_by,cre_on) values (“Морская свинья“,1,”ru”,”cor_lut_attribute”,452,1,now());</text:p>
          </table:table-cell>
        </table:table-row>
        <table:table-row table:style-name="ro1">
          <table:table-cell table:formula="of:=COM.MICROSOFT.CONCAT([Sheet2.A$1];[$biologicaltaxa_faunal_label_concordance_en_ru.B40];[Sheet2.B$1];[$biologicaltaxa_faunal_label_concordance_en_ru.D40];[Sheet2.C$1])" office:value-type="string" office:string-value="insert into cor_tbl_alias (alias,aliastype,language,itemkey,itemvalue,cre_by,cre_on) values (“Черепаха“,1,”ru”,”cor_lut_attribute”,453,1,now());" calcext:value-type="string">
            <text:p>insert into cor_tbl_alias (alias,aliastype,language,itemkey,itemvalue,cre_by,cre_on) values (“Черепаха“,1,”ru”,”cor_lut_attribute”,453,1,now());</text:p>
          </table:table-cell>
        </table:table-row>
        <table:table-row table:style-name="ro1">
          <table:table-cell table:formula="of:=COM.MICROSOFT.CONCAT([Sheet2.A$1];[$biologicaltaxa_faunal_label_concordance_en_ru.B41];[Sheet2.B$1];[$biologicaltaxa_faunal_label_concordance_en_ru.D41];[Sheet2.C$1])" office:value-type="string" office:string-value="insert into cor_tbl_alias (alias,aliastype,language,itemkey,itemvalue,cre_by,cre_on) values (“Куница“,1,”ru”,”cor_lut_attribute”,454,1,now());" calcext:value-type="string">
            <text:p>insert into cor_tbl_alias (alias,aliastype,language,itemkey,itemvalue,cre_by,cre_on) values (“Куница“,1,”ru”,”cor_lut_attribute”,454,1,now());</text:p>
          </table:table-cell>
        </table:table-row>
        <table:table-row table:style-name="ro1">
          <table:table-cell table:formula="of:=COM.MICROSOFT.CONCAT([Sheet2.A$1];[$biologicaltaxa_faunal_label_concordance_en_ru.B42];[Sheet2.B$1];[$biologicaltaxa_faunal_label_concordance_en_ru.D42];[Sheet2.C$1])" office:value-type="string" office:string-value="insert into cor_tbl_alias (alias,aliastype,language,itemkey,itemvalue,cre_by,cre_on) values (“Морская лисица“,1,”ru”,”cor_lut_attribute”,455,1,now());" calcext:value-type="string">
            <text:p>insert into cor_tbl_alias (alias,aliastype,language,itemkey,itemvalue,cre_by,cre_on) values (“Морская лисица“,1,”ru”,”cor_lut_attribute”,455,1,now());</text:p>
          </table:table-cell>
        </table:table-row>
        <table:table-row table:style-name="ro1">
          <table:table-cell table:formula="of:=COM.MICROSOFT.CONCAT([Sheet2.A$1];[$biologicaltaxa_faunal_label_concordance_en_ru.B43];[Sheet2.B$1];[$biologicaltaxa_faunal_label_concordance_en_ru.D43];[Sheet2.C$1])" office:value-type="string" office:string-value="insert into cor_tbl_alias (alias,aliastype,language,itemkey,itemvalue,cre_by,cre_on) values (“Корсак“,1,”ru”,”cor_lut_attribute”,456,1,now());" calcext:value-type="string">
            <text:p>insert into cor_tbl_alias (alias,aliastype,language,itemkey,itemvalue,cre_by,cre_on) values (“Корсак“,1,”ru”,”cor_lut_attribute”,456,1,now());</text:p>
          </table:table-cell>
        </table:table-row>
        <table:table-row table:style-name="ro1">
          <table:table-cell table:formula="of:=COM.MICROSOFT.CONCAT([Sheet2.A$1];[$biologicaltaxa_faunal_label_concordance_en_ru.B44];[Sheet2.B$1];[$biologicaltaxa_faunal_label_concordance_en_ru.D44];[Sheet2.C$1])" office:value-type="string" office:string-value="insert into cor_tbl_alias (alias,aliastype,language,itemkey,itemvalue,cre_by,cre_on) values (“Осел домашний“,1,”ru”,”cor_lut_attribute”,457,1,now());" calcext:value-type="string">
            <text:p>insert into cor_tbl_alias (alias,aliastype,language,itemkey,itemvalue,cre_by,cre_on) values (“Осел домашний“,1,”ru”,”cor_lut_attribute”,457,1,now());</text:p>
          </table:table-cell>
        </table:table-row>
        <table:table-row table:style-name="ro1">
          <table:table-cell table:formula="of:=COM.MICROSOFT.CONCAT([Sheet2.A$1];[$biologicaltaxa_faunal_label_concordance_en_ru.B45];[Sheet2.B$1];[$biologicaltaxa_faunal_label_concordance_en_ru.D45];[Sheet2.C$1])" office:value-type="string" office:string-value="insert into cor_tbl_alias (alias,aliastype,language,itemkey,itemvalue,cre_by,cre_on) values (“Осел домашний“,1,”ru”,”cor_lut_attribute”,458,1,now());" calcext:value-type="string">
            <text:p>insert into cor_tbl_alias (alias,aliastype,language,itemkey,itemvalue,cre_by,cre_on) values (“Осел домашний“,1,”ru”,”cor_lut_attribute”,458,1,now());</text:p>
          </table:table-cell>
        </table:table-row>
      </table:table>
      <table:table table:name="Sheet4" table:style-name="ta1">
        <table:table-column table:style-name="co7" table:number-columns-repeated="5" table:default-cell-style-name="Default"/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Accipiter gentilis</text:p>
          </table:table-cell>
          <table:table-cell office:value-type="string" calcext:value-type="string">
            <text:p>Тетеревятник</text:p>
          </table:table-cell>
          <table:table-cell office:value-type="string" calcext:value-type="string">
            <text:p>Accipiter gentilis</text:p>
          </table:table-cell>
          <table:table-cell office:value-type="string" calcext:value-type="string">
            <text:p>Northern goshawk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Anas clypeata</text:p>
          </table:table-cell>
          <table:table-cell office:value-type="string" calcext:value-type="string">
            <text:p>Широконоска</text:p>
          </table:table-cell>
          <table:table-cell office:value-type="string" calcext:value-type="string">
            <text:p>Anas clypeata</text:p>
          </table:table-cell>
          <table:table-cell office:value-type="string" calcext:value-type="string">
            <text:p>Northern shoveler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Anas platyrhynchos</text:p>
          </table:table-cell>
          <table:table-cell office:value-type="string" calcext:value-type="string">
            <text:p>Кряква</text:p>
          </table:table-cell>
          <table:table-cell office:value-type="string" calcext:value-type="string">
            <text:p>Anas platyrhynchos</text:p>
          </table:table-cell>
          <table:table-cell office:value-type="string" calcext:value-type="string">
            <text:p>Mallard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Anas sp.</text:p>
          </table:table-cell>
          <table:table-cell office:value-type="string" calcext:value-type="string">
            <text:p>Утка</text:p>
          </table:table-cell>
          <table:table-cell office:value-type="string" calcext:value-type="string">
            <text:p>Anas sp.</text:p>
          </table:table-cell>
          <table:table-cell office:value-type="string" calcext:value-type="string">
            <text:p>Duck family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Anas strepera</text:p>
          </table:table-cell>
          <table:table-cell office:value-type="string" calcext:value-type="string">
            <text:p>Серая утка</text:p>
          </table:table-cell>
          <table:table-cell office:value-type="string" calcext:value-type="string">
            <text:p>Anas strepera</text:p>
          </table:table-cell>
          <table:table-cell office:value-type="string" calcext:value-type="string">
            <text:p>Gadwall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Aquila chrysaetos</text:p>
          </table:table-cell>
          <table:table-cell office:value-type="string" calcext:value-type="string">
            <text:p>Беркут</text:p>
          </table:table-cell>
          <table:table-cell office:value-type="string" calcext:value-type="string">
            <text:p>Aquila chrysaetos</text:p>
          </table:table-cell>
          <table:table-cell office:value-type="string" calcext:value-type="string">
            <text:p>Golden eagle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Aythya ferina</text:p>
          </table:table-cell>
          <table:table-cell office:value-type="string" calcext:value-type="string">
            <text:p>Красноголовая чернеть</text:p>
          </table:table-cell>
          <table:table-cell office:value-type="string" calcext:value-type="string">
            <text:p>Aythya ferina</text:p>
          </table:table-cell>
          <table:table-cell office:value-type="string" calcext:value-type="string">
            <text:p>Common pochard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Bucephala clangula</text:p>
          </table:table-cell>
          <table:table-cell office:value-type="string" calcext:value-type="string">
            <text:p>Обыкновенный гоголь</text:p>
          </table:table-cell>
          <table:table-cell office:value-type="string" calcext:value-type="string">
            <text:p>Bucephala clangula</text:p>
          </table:table-cell>
          <table:table-cell office:value-type="string" calcext:value-type="string">
            <text:p>Common goldeneye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Calidris</text:p>
          </table:table-cell>
          <table:table-cell office:value-type="string" calcext:value-type="string">
            <text:p>Песочники</text:p>
          </table:table-cell>
          <table:table-cell office:value-type="string" calcext:value-type="string">
            <text:p>Calidris sp.</text:p>
          </table:table-cell>
          <table:table-cell office:value-type="string" calcext:value-type="string">
            <text:p>Stint and sandpiper family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Clangula hyemalis</text:p>
          </table:table-cell>
          <table:table-cell office:value-type="string" calcext:value-type="string">
            <text:p>Морянка</text:p>
          </table:table-cell>
          <table:table-cell office:value-type="string" calcext:value-type="string">
            <text:p>Clangula hyemalis</text:p>
          </table:table-cell>
          <table:table-cell office:value-type="string" calcext:value-type="string">
            <text:p>Long-tailed duck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Columba livia</text:p>
          </table:table-cell>
          <table:table-cell office:value-type="string" calcext:value-type="string">
            <text:p>Сизый голубь</text:p>
          </table:table-cell>
          <table:table-cell office:value-type="string" calcext:value-type="string">
            <text:p>Columba livia</text:p>
          </table:table-cell>
          <table:table-cell office:value-type="string" calcext:value-type="string">
            <text:p>Rock pigeon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Columba palumbus</text:p>
          </table:table-cell>
          <table:table-cell office:value-type="string" calcext:value-type="string">
            <text:p>Вяхирь</text:p>
          </table:table-cell>
          <table:table-cell office:value-type="string" calcext:value-type="string">
            <text:p>Columba palumbus</text:p>
          </table:table-cell>
          <table:table-cell office:value-type="string" calcext:value-type="string">
            <text:p>Common wood pigeon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Corvus corax</text:p>
          </table:table-cell>
          <table:table-cell office:value-type="string" calcext:value-type="string">
            <text:p>Ворон</text:p>
          </table:table-cell>
          <table:table-cell office:value-type="string" calcext:value-type="string">
            <text:p>Corvus corax</text:p>
          </table:table-cell>
          <table:table-cell office:value-type="string" calcext:value-type="string">
            <text:p>Common raven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Corvus cornix</text:p>
          </table:table-cell>
          <table:table-cell office:value-type="string" calcext:value-type="string">
            <text:p>Серая ворона</text:p>
          </table:table-cell>
          <table:table-cell office:value-type="string" calcext:value-type="string">
            <text:p>Corvus cornix</text:p>
          </table:table-cell>
          <table:table-cell office:value-type="string" calcext:value-type="string">
            <text:p>Hooded raven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Corvus monedula</text:p>
          </table:table-cell>
          <table:table-cell office:value-type="string" calcext:value-type="string">
            <text:p>Галка</text:p>
          </table:table-cell>
          <table:table-cell office:value-type="string" calcext:value-type="string">
            <text:p>Corvus monedula</text:p>
          </table:table-cell>
          <table:table-cell office:value-type="string" calcext:value-type="string">
            <text:p>European jackdaw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Coturnix coturnix</text:p>
          </table:table-cell>
          <table:table-cell office:value-type="string" calcext:value-type="string">
            <text:p>Перепел</text:p>
          </table:table-cell>
          <table:table-cell office:value-type="string" calcext:value-type="string">
            <text:p>Coturnix coturnix</text:p>
          </table:table-cell>
          <table:table-cell office:value-type="string" calcext:value-type="string">
            <text:p>Common quail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Gallus gallus</text:p>
          </table:table-cell>
          <table:table-cell office:value-type="string" calcext:value-type="string">
            <text:p>Домашняя курица</text:p>
          </table:table-cell>
          <table:table-cell office:value-type="string" calcext:value-type="string">
            <text:p>Gallus gallus f. Domestica</text:p>
          </table:table-cell>
          <table:table-cell office:value-type="string" calcext:value-type="string">
            <text:p>Domestic chicken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Garrulus glandarius</text:p>
          </table:table-cell>
          <table:table-cell office:value-type="string" calcext:value-type="string">
            <text:p>Сойка</text:p>
          </table:table-cell>
          <table:table-cell office:value-type="string" calcext:value-type="string">
            <text:p>Garrulus glandarius</text:p>
          </table:table-cell>
          <table:table-cell office:value-type="string" calcext:value-type="string">
            <text:p>Eurasian jay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Gavia arctica</text:p>
          </table:table-cell>
          <table:table-cell office:value-type="string" calcext:value-type="string">
            <text:p>Чернозобая гагара</text:p>
          </table:table-cell>
          <table:table-cell office:value-type="string" calcext:value-type="string">
            <text:p>Gavia arctica</text:p>
          </table:table-cell>
          <table:table-cell office:value-type="string" calcext:value-type="string">
            <text:p>Black-throated loon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Melanitta nigra</text:p>
          </table:table-cell>
          <table:table-cell office:value-type="string" calcext:value-type="string">
            <text:p>Cиньга</text:p>
          </table:table-cell>
          <table:table-cell office:value-type="string" calcext:value-type="string">
            <text:p>Melanitta nigra</text:p>
          </table:table-cell>
          <table:table-cell office:value-type="string" calcext:value-type="string">
            <text:p>Common scoter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Netta rufina</text:p>
          </table:table-cell>
          <table:table-cell office:value-type="string" calcext:value-type="string">
            <text:p>Красноносый нырок</text:p>
          </table:table-cell>
          <table:table-cell office:value-type="string" calcext:value-type="string">
            <text:p>Netta rufina</text:p>
          </table:table-cell>
          <table:table-cell office:value-type="string" calcext:value-type="string">
            <text:p>Red-crested pochard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Otis tarda</text:p>
          </table:table-cell>
          <table:table-cell office:value-type="string" calcext:value-type="string">
            <text:p>Дрофа</text:p>
          </table:table-cell>
          <table:table-cell office:value-type="string" calcext:value-type="string">
            <text:p>Otis tarda</text:p>
          </table:table-cell>
          <table:table-cell office:value-type="string" calcext:value-type="string">
            <text:p>Great bustard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Phalacrocorax aristotelis</text:p>
          </table:table-cell>
          <table:table-cell office:value-type="string" calcext:value-type="string">
            <text:p>Хохлатый баклан</text:p>
          </table:table-cell>
          <table:table-cell office:value-type="string" calcext:value-type="string">
            <text:p>Phalacrocorax aristotelis</text:p>
          </table:table-cell>
          <table:table-cell office:value-type="string" calcext:value-type="string">
            <text:p>European shag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Phalacrocorax carbo</text:p>
          </table:table-cell>
          <table:table-cell office:value-type="string" calcext:value-type="string">
            <text:p>Большой баклан</text:p>
          </table:table-cell>
          <table:table-cell office:value-type="string" calcext:value-type="string">
            <text:p>Phalacrocorax carbo</text:p>
          </table:table-cell>
          <table:table-cell office:value-type="string" calcext:value-type="string">
            <text:p>Great cormorant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Podiceps auritus</text:p>
          </table:table-cell>
          <table:table-cell office:value-type="string" calcext:value-type="string">
            <text:p>Красношейная поганка</text:p>
          </table:table-cell>
          <table:table-cell office:value-type="string" calcext:value-type="string">
            <text:p>Podiceps auritus</text:p>
          </table:table-cell>
          <table:table-cell office:value-type="string" calcext:value-type="string">
            <text:p>Horned grebe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Podiceps nigricollis</text:p>
          </table:table-cell>
          <table:table-cell office:value-type="string" calcext:value-type="string">
            <text:p>Черношейная поганка</text:p>
          </table:table-cell>
          <table:table-cell office:value-type="string" calcext:value-type="string">
            <text:p>Podiceps nigricollis</text:p>
          </table:table-cell>
          <table:table-cell office:value-type="string" calcext:value-type="string">
            <text:p>Black-necked grebe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Puffinus puffinus</text:p>
          </table:table-cell>
          <table:table-cell office:value-type="string" calcext:value-type="string">
            <text:p>Малый буревестник</text:p>
          </table:table-cell>
          <table:table-cell office:value-type="string" calcext:value-type="string">
            <text:p>Puffinus puffinus</text:p>
          </table:table-cell>
          <table:table-cell office:value-type="string" calcext:value-type="string">
            <text:p>Manx shearwater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Чёрный дрозд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Common blackbird</text:p>
          </table:table-cell>
        </table:table-row>
      </table:table>
      <table:table table:name="Sheet5" table:style-name="ta1">
        <table:table-column table:style-name="co11" table:default-cell-style-name="Default"/>
        <table:table-row table:style-name="ro1">
          <table:table-cell table:formula="of:=COM.MICROSOFT.CONCAT([$Sheet2.A$1];[Sheet4.C1];[Sheet2.B$1];[Sheet4.A1];[$Sheet2.C$1])" office:value-type="string" office:string-value="insert into cor_tbl_alias (alias,aliastype,language,itemkey,itemvalue,cre_by,cre_on) values (“Тетеревятник“,1,”ru”,”cor_lut_attribute”,1182,1,now());" calcext:value-type="string">
            <text:p>insert into cor_tbl_alias (alias,aliastype,language,itemkey,itemvalue,cre_by,cre_on) values (“Тетеревятник“,1,”ru”,”cor_lut_attribute”,1182,1,now());</text:p>
          </table:table-cell>
        </table:table-row>
        <table:table-row table:style-name="ro1">
          <table:table-cell table:formula="of:=COM.MICROSOFT.CONCAT([$Sheet2.A$1];[Sheet4.C2];[Sheet2.B$1];[Sheet4.A2];[$Sheet2.C$1])" office:value-type="string" office:string-value="insert into cor_tbl_alias (alias,aliastype,language,itemkey,itemvalue,cre_by,cre_on) values (“Широконоска“,1,”ru”,”cor_lut_attribute”,1183,1,now());" calcext:value-type="string">
            <text:p>insert into cor_tbl_alias (alias,aliastype,language,itemkey,itemvalue,cre_by,cre_on) values (“Широконоска“,1,”ru”,”cor_lut_attribute”,1183,1,now());</text:p>
          </table:table-cell>
        </table:table-row>
        <table:table-row table:style-name="ro1">
          <table:table-cell table:formula="of:=COM.MICROSOFT.CONCAT([$Sheet2.A$1];[Sheet4.C3];[Sheet2.B$1];[Sheet4.A3];[$Sheet2.C$1])" office:value-type="string" office:string-value="insert into cor_tbl_alias (alias,aliastype,language,itemkey,itemvalue,cre_by,cre_on) values (“Кряква“,1,”ru”,”cor_lut_attribute”,1184,1,now());" calcext:value-type="string">
            <text:p>insert into cor_tbl_alias (alias,aliastype,language,itemkey,itemvalue,cre_by,cre_on) values (“Кряква“,1,”ru”,”cor_lut_attribute”,1184,1,now());</text:p>
          </table:table-cell>
        </table:table-row>
        <table:table-row table:style-name="ro1">
          <table:table-cell table:formula="of:=COM.MICROSOFT.CONCAT([$Sheet2.A$1];[Sheet4.C4];[Sheet2.B$1];[Sheet4.A4];[$Sheet2.C$1])" office:value-type="string" office:string-value="insert into cor_tbl_alias (alias,aliastype,language,itemkey,itemvalue,cre_by,cre_on) values (“Утка“,1,”ru”,”cor_lut_attribute”,1185,1,now());" calcext:value-type="string">
            <text:p>insert into cor_tbl_alias (alias,aliastype,language,itemkey,itemvalue,cre_by,cre_on) values (“Утка“,1,”ru”,”cor_lut_attribute”,1185,1,now());</text:p>
          </table:table-cell>
        </table:table-row>
        <table:table-row table:style-name="ro1">
          <table:table-cell table:formula="of:=COM.MICROSOFT.CONCAT([$Sheet2.A$1];[Sheet4.C5];[Sheet2.B$1];[Sheet4.A5];[$Sheet2.C$1])" office:value-type="string" office:string-value="insert into cor_tbl_alias (alias,aliastype,language,itemkey,itemvalue,cre_by,cre_on) values (“Серая утка“,1,”ru”,”cor_lut_attribute”,1186,1,now());" calcext:value-type="string">
            <text:p>insert into cor_tbl_alias (alias,aliastype,language,itemkey,itemvalue,cre_by,cre_on) values (“Серая утка“,1,”ru”,”cor_lut_attribute”,1186,1,now());</text:p>
          </table:table-cell>
        </table:table-row>
        <table:table-row table:style-name="ro1">
          <table:table-cell table:formula="of:=COM.MICROSOFT.CONCAT([$Sheet2.A$1];[Sheet4.C6];[Sheet2.B$1];[Sheet4.A6];[$Sheet2.C$1])" office:value-type="string" office:string-value="insert into cor_tbl_alias (alias,aliastype,language,itemkey,itemvalue,cre_by,cre_on) values (“Беркут“,1,”ru”,”cor_lut_attribute”,1187,1,now());" calcext:value-type="string">
            <text:p>insert into cor_tbl_alias (alias,aliastype,language,itemkey,itemvalue,cre_by,cre_on) values (“Беркут“,1,”ru”,”cor_lut_attribute”,1187,1,now());</text:p>
          </table:table-cell>
        </table:table-row>
        <table:table-row table:style-name="ro1">
          <table:table-cell table:formula="of:=COM.MICROSOFT.CONCAT([$Sheet2.A$1];[Sheet4.C7];[Sheet2.B$1];[Sheet4.A7];[$Sheet2.C$1])" office:value-type="string" office:string-value="insert into cor_tbl_alias (alias,aliastype,language,itemkey,itemvalue,cre_by,cre_on) values (“Красноголовая чернеть“,1,”ru”,”cor_lut_attribute”,1188,1,now());" calcext:value-type="string">
            <text:p>insert into cor_tbl_alias (alias,aliastype,language,itemkey,itemvalue,cre_by,cre_on) values (“Красноголовая чернеть“,1,”ru”,”cor_lut_attribute”,1188,1,now());</text:p>
          </table:table-cell>
        </table:table-row>
        <table:table-row table:style-name="ro1">
          <table:table-cell table:formula="of:=COM.MICROSOFT.CONCAT([$Sheet2.A$1];[Sheet4.C8];[Sheet2.B$1];[Sheet4.A8];[$Sheet2.C$1])" office:value-type="string" office:string-value="insert into cor_tbl_alias (alias,aliastype,language,itemkey,itemvalue,cre_by,cre_on) values (“Обыкновенный гоголь“,1,”ru”,”cor_lut_attribute”,1189,1,now());" calcext:value-type="string">
            <text:p>insert into cor_tbl_alias (alias,aliastype,language,itemkey,itemvalue,cre_by,cre_on) values (“Обыкновенный гоголь“,1,”ru”,”cor_lut_attribute”,1189,1,now());</text:p>
          </table:table-cell>
        </table:table-row>
        <table:table-row table:style-name="ro1">
          <table:table-cell table:formula="of:=COM.MICROSOFT.CONCAT([$Sheet2.A$1];[Sheet4.C9];[Sheet2.B$1];[Sheet4.A9];[$Sheet2.C$1])" office:value-type="string" office:string-value="insert into cor_tbl_alias (alias,aliastype,language,itemkey,itemvalue,cre_by,cre_on) values (“Песочники“,1,”ru”,”cor_lut_attribute”,1190,1,now());" calcext:value-type="string">
            <text:p>insert into cor_tbl_alias (alias,aliastype,language,itemkey,itemvalue,cre_by,cre_on) values (“Песочники“,1,”ru”,”cor_lut_attribute”,1190,1,now());</text:p>
          </table:table-cell>
        </table:table-row>
        <table:table-row table:style-name="ro1">
          <table:table-cell table:formula="of:=COM.MICROSOFT.CONCAT([$Sheet2.A$1];[Sheet4.C10];[Sheet2.B$1];[Sheet4.A10];[$Sheet2.C$1])" office:value-type="string" office:string-value="insert into cor_tbl_alias (alias,aliastype,language,itemkey,itemvalue,cre_by,cre_on) values (“Морянка“,1,”ru”,”cor_lut_attribute”,1191,1,now());" calcext:value-type="string">
            <text:p>insert into cor_tbl_alias (alias,aliastype,language,itemkey,itemvalue,cre_by,cre_on) values (“Морянка“,1,”ru”,”cor_lut_attribute”,1191,1,now());</text:p>
          </table:table-cell>
        </table:table-row>
        <table:table-row table:style-name="ro1">
          <table:table-cell table:formula="of:=COM.MICROSOFT.CONCAT([$Sheet2.A$1];[Sheet4.C11];[Sheet2.B$1];[Sheet4.A11];[$Sheet2.C$1])" office:value-type="string" office:string-value="insert into cor_tbl_alias (alias,aliastype,language,itemkey,itemvalue,cre_by,cre_on) values (“Сизый голубь“,1,”ru”,”cor_lut_attribute”,1192,1,now());" calcext:value-type="string">
            <text:p>insert into cor_tbl_alias (alias,aliastype,language,itemkey,itemvalue,cre_by,cre_on) values (“Сизый голубь“,1,”ru”,”cor_lut_attribute”,1192,1,now());</text:p>
          </table:table-cell>
        </table:table-row>
        <table:table-row table:style-name="ro1">
          <table:table-cell table:formula="of:=COM.MICROSOFT.CONCAT([$Sheet2.A$1];[Sheet4.C12];[Sheet2.B$1];[Sheet4.A12];[$Sheet2.C$1])" office:value-type="string" office:string-value="insert into cor_tbl_alias (alias,aliastype,language,itemkey,itemvalue,cre_by,cre_on) values (“Вяхирь“,1,”ru”,”cor_lut_attribute”,1193,1,now());" calcext:value-type="string">
            <text:p>insert into cor_tbl_alias (alias,aliastype,language,itemkey,itemvalue,cre_by,cre_on) values (“Вяхирь“,1,”ru”,”cor_lut_attribute”,1193,1,now());</text:p>
          </table:table-cell>
        </table:table-row>
        <table:table-row table:style-name="ro1">
          <table:table-cell table:formula="of:=COM.MICROSOFT.CONCAT([$Sheet2.A$1];[Sheet4.C13];[Sheet2.B$1];[Sheet4.A13];[$Sheet2.C$1])" office:value-type="string" office:string-value="insert into cor_tbl_alias (alias,aliastype,language,itemkey,itemvalue,cre_by,cre_on) values (“Ворон“,1,”ru”,”cor_lut_attribute”,1194,1,now());" calcext:value-type="string">
            <text:p>insert into cor_tbl_alias (alias,aliastype,language,itemkey,itemvalue,cre_by,cre_on) values (“Ворон“,1,”ru”,”cor_lut_attribute”,1194,1,now());</text:p>
          </table:table-cell>
        </table:table-row>
        <table:table-row table:style-name="ro1">
          <table:table-cell table:formula="of:=COM.MICROSOFT.CONCAT([$Sheet2.A$1];[Sheet4.C14];[Sheet2.B$1];[Sheet4.A14];[$Sheet2.C$1])" office:value-type="string" office:string-value="insert into cor_tbl_alias (alias,aliastype,language,itemkey,itemvalue,cre_by,cre_on) values (“Серая ворона“,1,”ru”,”cor_lut_attribute”,1195,1,now());" calcext:value-type="string">
            <text:p>insert into cor_tbl_alias (alias,aliastype,language,itemkey,itemvalue,cre_by,cre_on) values (“Серая ворона“,1,”ru”,”cor_lut_attribute”,1195,1,now());</text:p>
          </table:table-cell>
        </table:table-row>
        <table:table-row table:style-name="ro1">
          <table:table-cell table:formula="of:=COM.MICROSOFT.CONCAT([$Sheet2.A$1];[Sheet4.C15];[Sheet2.B$1];[Sheet4.A15];[$Sheet2.C$1])" office:value-type="string" office:string-value="insert into cor_tbl_alias (alias,aliastype,language,itemkey,itemvalue,cre_by,cre_on) values (“Галка“,1,”ru”,”cor_lut_attribute”,1196,1,now());" calcext:value-type="string">
            <text:p>insert into cor_tbl_alias (alias,aliastype,language,itemkey,itemvalue,cre_by,cre_on) values (“Галка“,1,”ru”,”cor_lut_attribute”,1196,1,now());</text:p>
          </table:table-cell>
        </table:table-row>
        <table:table-row table:style-name="ro1">
          <table:table-cell table:formula="of:=COM.MICROSOFT.CONCAT([$Sheet2.A$1];[Sheet4.C16];[Sheet2.B$1];[Sheet4.A16];[$Sheet2.C$1])" office:value-type="string" office:string-value="insert into cor_tbl_alias (alias,aliastype,language,itemkey,itemvalue,cre_by,cre_on) values (“Перепел“,1,”ru”,”cor_lut_attribute”,1197,1,now());" calcext:value-type="string">
            <text:p>insert into cor_tbl_alias (alias,aliastype,language,itemkey,itemvalue,cre_by,cre_on) values (“Перепел“,1,”ru”,”cor_lut_attribute”,1197,1,now());</text:p>
          </table:table-cell>
        </table:table-row>
        <table:table-row table:style-name="ro1">
          <table:table-cell table:formula="of:=COM.MICROSOFT.CONCAT([$Sheet2.A$1];[Sheet4.C17];[Sheet2.B$1];[Sheet4.A17];[$Sheet2.C$1])" office:value-type="string" office:string-value="insert into cor_tbl_alias (alias,aliastype,language,itemkey,itemvalue,cre_by,cre_on) values (“Домашняя курица“,1,”ru”,”cor_lut_attribute”,1198,1,now());" calcext:value-type="string">
            <text:p>insert into cor_tbl_alias (alias,aliastype,language,itemkey,itemvalue,cre_by,cre_on) values (“Домашняя курица“,1,”ru”,”cor_lut_attribute”,1198,1,now());</text:p>
          </table:table-cell>
        </table:table-row>
        <table:table-row table:style-name="ro1">
          <table:table-cell table:formula="of:=COM.MICROSOFT.CONCAT([$Sheet2.A$1];[Sheet4.C18];[Sheet2.B$1];[Sheet4.A18];[$Sheet2.C$1])" office:value-type="string" office:string-value="insert into cor_tbl_alias (alias,aliastype,language,itemkey,itemvalue,cre_by,cre_on) values (“Сойка“,1,”ru”,”cor_lut_attribute”,1199,1,now());" calcext:value-type="string">
            <text:p>insert into cor_tbl_alias (alias,aliastype,language,itemkey,itemvalue,cre_by,cre_on) values (“Сойка“,1,”ru”,”cor_lut_attribute”,1199,1,now());</text:p>
          </table:table-cell>
        </table:table-row>
        <table:table-row table:style-name="ro1">
          <table:table-cell table:formula="of:=COM.MICROSOFT.CONCAT([$Sheet2.A$1];[Sheet4.C19];[Sheet2.B$1];[Sheet4.A19];[$Sheet2.C$1])" office:value-type="string" office:string-value="insert into cor_tbl_alias (alias,aliastype,language,itemkey,itemvalue,cre_by,cre_on) values (“Чернозобая гагара“,1,”ru”,”cor_lut_attribute”,1200,1,now());" calcext:value-type="string">
            <text:p>insert into cor_tbl_alias (alias,aliastype,language,itemkey,itemvalue,cre_by,cre_on) values (“Чернозобая гагара“,1,”ru”,”cor_lut_attribute”,1200,1,now());</text:p>
          </table:table-cell>
        </table:table-row>
        <table:table-row table:style-name="ro1">
          <table:table-cell table:formula="of:=COM.MICROSOFT.CONCAT([$Sheet2.A$1];[Sheet4.C20];[Sheet2.B$1];[Sheet4.A20];[$Sheet2.C$1])" office:value-type="string" office:string-value="insert into cor_tbl_alias (alias,aliastype,language,itemkey,itemvalue,cre_by,cre_on) values (“Cиньга“,1,”ru”,”cor_lut_attribute”,1201,1,now());" calcext:value-type="string">
            <text:p>insert into cor_tbl_alias (alias,aliastype,language,itemkey,itemvalue,cre_by,cre_on) values (“Cиньга“,1,”ru”,”cor_lut_attribute”,1201,1,now());</text:p>
          </table:table-cell>
        </table:table-row>
        <table:table-row table:style-name="ro1">
          <table:table-cell table:formula="of:=COM.MICROSOFT.CONCAT([$Sheet2.A$1];[Sheet4.C21];[Sheet2.B$1];[Sheet4.A21];[$Sheet2.C$1])" office:value-type="string" office:string-value="insert into cor_tbl_alias (alias,aliastype,language,itemkey,itemvalue,cre_by,cre_on) values (“Красноносый нырок“,1,”ru”,”cor_lut_attribute”,1202,1,now());" calcext:value-type="string">
            <text:p>insert into cor_tbl_alias (alias,aliastype,language,itemkey,itemvalue,cre_by,cre_on) values (“Красноносый нырок“,1,”ru”,”cor_lut_attribute”,1202,1,now());</text:p>
          </table:table-cell>
        </table:table-row>
        <table:table-row table:style-name="ro1">
          <table:table-cell table:formula="of:=COM.MICROSOFT.CONCAT([$Sheet2.A$1];[Sheet4.C22];[Sheet2.B$1];[Sheet4.A22];[$Sheet2.C$1])" office:value-type="string" office:string-value="insert into cor_tbl_alias (alias,aliastype,language,itemkey,itemvalue,cre_by,cre_on) values (“Дрофа“,1,”ru”,”cor_lut_attribute”,1203,1,now());" calcext:value-type="string">
            <text:p>insert into cor_tbl_alias (alias,aliastype,language,itemkey,itemvalue,cre_by,cre_on) values (“Дрофа“,1,”ru”,”cor_lut_attribute”,1203,1,now());</text:p>
          </table:table-cell>
        </table:table-row>
        <table:table-row table:style-name="ro1">
          <table:table-cell table:formula="of:=COM.MICROSOFT.CONCAT([$Sheet2.A$1];[Sheet4.C23];[Sheet2.B$1];[Sheet4.A23];[$Sheet2.C$1])" office:value-type="string" office:string-value="insert into cor_tbl_alias (alias,aliastype,language,itemkey,itemvalue,cre_by,cre_on) values (“Хохлатый баклан“,1,”ru”,”cor_lut_attribute”,1204,1,now());" calcext:value-type="string">
            <text:p>insert into cor_tbl_alias (alias,aliastype,language,itemkey,itemvalue,cre_by,cre_on) values (“Хохлатый баклан“,1,”ru”,”cor_lut_attribute”,1204,1,now());</text:p>
          </table:table-cell>
        </table:table-row>
        <table:table-row table:style-name="ro1">
          <table:table-cell table:formula="of:=COM.MICROSOFT.CONCAT([$Sheet2.A$1];[Sheet4.C24];[Sheet2.B$1];[Sheet4.A24];[$Sheet2.C$1])" office:value-type="string" office:string-value="insert into cor_tbl_alias (alias,aliastype,language,itemkey,itemvalue,cre_by,cre_on) values (“Большой баклан“,1,”ru”,”cor_lut_attribute”,1205,1,now());" calcext:value-type="string">
            <text:p>insert into cor_tbl_alias (alias,aliastype,language,itemkey,itemvalue,cre_by,cre_on) values (“Большой баклан“,1,”ru”,”cor_lut_attribute”,1205,1,now());</text:p>
          </table:table-cell>
        </table:table-row>
        <table:table-row table:style-name="ro1">
          <table:table-cell table:formula="of:=COM.MICROSOFT.CONCAT([$Sheet2.A$1];[Sheet4.C25];[Sheet2.B$1];[Sheet4.A25];[$Sheet2.C$1])" office:value-type="string" office:string-value="insert into cor_tbl_alias (alias,aliastype,language,itemkey,itemvalue,cre_by,cre_on) values (“Красношейная поганка“,1,”ru”,”cor_lut_attribute”,1206,1,now());" calcext:value-type="string">
            <text:p>insert into cor_tbl_alias (alias,aliastype,language,itemkey,itemvalue,cre_by,cre_on) values (“Красношейная поганка“,1,”ru”,”cor_lut_attribute”,1206,1,now());</text:p>
          </table:table-cell>
        </table:table-row>
        <table:table-row table:style-name="ro1">
          <table:table-cell table:formula="of:=COM.MICROSOFT.CONCAT([$Sheet2.A$1];[Sheet4.C26];[Sheet2.B$1];[Sheet4.A26];[$Sheet2.C$1])" office:value-type="string" office:string-value="insert into cor_tbl_alias (alias,aliastype,language,itemkey,itemvalue,cre_by,cre_on) values (“Черношейная поганка“,1,”ru”,”cor_lut_attribute”,1207,1,now());" calcext:value-type="string">
            <text:p>insert into cor_tbl_alias (alias,aliastype,language,itemkey,itemvalue,cre_by,cre_on) values (“Черношейная поганка“,1,”ru”,”cor_lut_attribute”,1207,1,now());</text:p>
          </table:table-cell>
        </table:table-row>
        <table:table-row table:style-name="ro1">
          <table:table-cell table:formula="of:=COM.MICROSOFT.CONCAT([$Sheet2.A$1];[Sheet4.C27];[Sheet2.B$1];[Sheet4.A27];[$Sheet2.C$1])" office:value-type="string" office:string-value="insert into cor_tbl_alias (alias,aliastype,language,itemkey,itemvalue,cre_by,cre_on) values (“Малый буревестник“,1,”ru”,”cor_lut_attribute”,1208,1,now());" calcext:value-type="string">
            <text:p>insert into cor_tbl_alias (alias,aliastype,language,itemkey,itemvalue,cre_by,cre_on) values (“Малый буревестник“,1,”ru”,”cor_lut_attribute”,1208,1,now());</text:p>
          </table:table-cell>
        </table:table-row>
        <table:table-row table:style-name="ro1">
          <table:table-cell table:formula="of:=COM.MICROSOFT.CONCAT([$Sheet2.A$1];[Sheet4.C28];[Sheet2.B$1];[Sheet4.A28];[$Sheet2.C$1])" office:value-type="string" office:string-value="insert into cor_tbl_alias (alias,aliastype,language,itemkey,itemvalue,cre_by,cre_on) values (“Чёрный дрозд“,1,”ru”,”cor_lut_attribute”,1210,1,now());" calcext:value-type="string">
            <text:p>insert into cor_tbl_alias (alias,aliastype,language,itemkey,itemvalue,cre_by,cre_on) values (“Чёрный дрозд“,1,”ru”,”cor_lut_attribute”,1210,1,now());</text:p>
          </table:table-cell>
        </table:table-row>
      </table:table>
      <table:table table:name="Sheet6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2" table:default-cell-style-name="Default"/>
        <table:table-row table:style-name="ro1">
          <table:table-cell table:formula="of:=COM.MICROSOFT.CONCAT([$Sheet2.A$1];[Sheet6.C1];[$Sheet2.B$1];[Sheet6.A1];[$Sheet2.C$1])" office:value-type="string" office:string-value="insert into cor_tbl_alias (alias,aliastype,language,itemkey,itemvalue,cre_by,cre_on) values (““,1,”ru”,”cor_lut_attribute”,,1,now());" calcext:value-type="string">
            <text:p>insert into cor_tbl_alias (alias,aliastype,language,itemkey,itemvalue,cre_by,cre_on) values (““,1,”ru”,”cor_lut_attribute”,,1,now()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9-25T15:13:02.058708997</dc:date>
    <meta:editing-duration>PT54M6S</meta:editing-duration>
    <meta:editing-cycles>2</meta:editing-cycles>
    <meta:generator>LibreOffice/6.4.3.2$MacOSX_X86_64 LibreOffice_project/747b5d0ebf89f41c860ec2a39efd7cb15b54f2d8</meta:generator>
    <meta:document-statistic meta:table-count="7" meta:cell-count="545" meta:object-count="0"/>
  </office:meta>
</office:document-meta>
</file>